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28mm"/>
    </style:style>
    <style:style style:name="co2" style:family="table-column">
      <style:table-column-properties fo:break-before="auto" style:column-width="136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1.87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31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nc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typical values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Std Error</text:p>
          </table:table-cell>
          <table:table-cell office:value-type="string" calcext:value-type="string">
            <text:p>T-Value</text:p>
          </table:table-cell>
          <table:table-cell office:value-type="string" calcext:value-type="string">
            <text:p>Significance</text:p>
          </table:table-cell>
          <table:table-cell office:value-type="string" calcext:value-type="string">
            <text:p>VIF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Constant</text:p>
          </table:table-cell>
          <table:table-cell office:value-type="float" office:value="-0.103213767482786" calcext:value-type="float">
            <text:p>-0.1032137675</text:p>
          </table:table-cell>
          <table:table-cell office:value-type="float" office:value="0.475263756500183" calcext:value-type="float">
            <text:p>0.4752637565</text:p>
          </table:table-cell>
          <table:table-cell office:value-type="float" office:value="-0.217171551735497" calcext:value-type="float">
            <text:p>-0.2171715517</text:p>
          </table:table-cell>
          <table:table-cell office:value-type="float" office:value="0.828080395951417" calcext:value-type="float">
            <text:p>0.8280803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office:value-type="string" calcext:value-type="string">
            <text:p>theorecical_infeed speed [m/s]</text:p>
          </table:table-cell>
          <table:table-cell office:value-type="float" office:value="0.513986426081023" calcext:value-type="float">
            <text:p>0.5139864261</text:p>
          </table:table-cell>
          <table:table-cell office:value-type="float" office:value="0.0466641077705436" calcext:value-type="float">
            <text:p>0.0466641078</text:p>
          </table:table-cell>
          <table:table-cell office:value-type="float" office:value="11.0145988134691" calcext:value-type="float">
            <text:p>11.0145988135</text:p>
          </table:table-cell>
          <table:table-cell office:value-type="float" office:value="0" calcext:value-type="float">
            <text:p>0</text:p>
          </table:table-cell>
          <table:table-cell office:value-type="float" office:value="14.4822381599273" calcext:value-type="float">
            <text:p>14.4822381599</text:p>
          </table:table-cell>
          <table:table-cell table:number-columns-repeated="1017"/>
        </table:table-row>
        <table:table-row table:style-name="ro1">
          <table:table-cell table:style-name="ce1" office:value-type="float" office:value="35" calcext:value-type="float">
            <text:p>35.00</text:p>
          </table:table-cell>
          <table:table-cell office:value-type="string" calcext:value-type="string">
            <text:p>standing crop [%]</text:p>
          </table:table-cell>
          <table:table-cell office:value-type="float" office:value="0.117809007740522" calcext:value-type="float">
            <text:p>0.1178090077</text:p>
          </table:table-cell>
          <table:table-cell office:value-type="float" office:value="0.0148393563023093" calcext:value-type="float">
            <text:p>0.0148393563</text:p>
          </table:table-cell>
          <table:table-cell office:value-type="float" office:value="7.93895674047461" calcext:value-type="float">
            <text:p>7.9389567405</text:p>
          </table:table-cell>
          <table:table-cell office:value-type="float" office:value="2.22044604925031E-015" calcext:value-type="float">
            <text:p>2.22044604925031E-15</text:p>
          </table:table-cell>
          <table:table-cell office:value-type="float" office:value="19.4844520464649" calcext:value-type="float">
            <text:p>19.484452046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50?</text:p>
          </table:table-cell>
          <table:table-cell office:value-type="string" calcext:value-type="string">
            <text:p>yield [t/ha]</text:p>
          </table:table-cell>
          <table:table-cell office:value-type="float" office:value="-0.144180921231632" calcext:value-type="float">
            <text:p>-0.1441809212</text:p>
          </table:table-cell>
          <table:table-cell office:value-type="float" office:value="0.00489974097971174" calcext:value-type="float">
            <text:p>0.004899741</text:p>
          </table:table-cell>
          <table:table-cell office:value-type="float" office:value="-29.4262333108298" calcext:value-type="float">
            <text:p>-29.4262333108</text:p>
          </table:table-cell>
          <table:table-cell office:value-type="float" office:value="1.77579576095894E-180" calcext:value-type="float">
            <text:p>1.77579576095894E-180</text:p>
          </table:table-cell>
          <table:table-cell office:value-type="float" office:value="13.2469348158206" calcext:value-type="float">
            <text:p>13.2469348158</text:p>
          </table:table-cell>
          <table:table-cell table:number-columns-repeated="1017"/>
        </table:table-row>
        <table:table-row table:style-name="ro1">
          <table:table-cell table:style-name="ce1" office:value-type="float" office:value="400" calcext:value-type="float">
            <text:p>400.00</text:p>
          </table:table-cell>
          <table:table-cell office:value-type="string" calcext:value-type="string">
            <text:p>P_all [kW]</text:p>
          </table:table-cell>
          <table:table-cell office:value-type="float" office:value="0.0265169828306925" calcext:value-type="float">
            <text:p>0.0265169828</text:p>
          </table:table-cell>
          <table:table-cell office:value-type="float" office:value="0.000693933405155289" calcext:value-type="float">
            <text:p>0.0006939334</text:p>
          </table:table-cell>
          <table:table-cell office:value-type="float" office:value="38.2125757798885" calcext:value-type="float">
            <text:p>38.2125757799</text:p>
          </table:table-cell>
          <table:table-cell office:value-type="float" office:value="0" calcext:value-type="float">
            <text:p>0</text:p>
          </table:table-cell>
          <table:table-cell office:value-type="float" office:value="22.2024913433801" calcext:value-type="float">
            <text:p>22.2024913434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.00</text:p>
          </table:table-cell>
          <table:table-cell office:value-type="string" calcext:value-type="string">
            <text:p>number_knifes_per_diameter [1]</text:p>
          </table:table-cell>
          <table:table-cell office:value-type="float" office:value="0.135221997023231" calcext:value-type="float">
            <text:p>0.135221997</text:p>
          </table:table-cell>
          <table:table-cell office:value-type="float" office:value="0.0194416985334695" calcext:value-type="float">
            <text:p>0.0194416985</text:p>
          </table:table-cell>
          <table:table-cell office:value-type="float" office:value="6.95525634195192" calcext:value-type="float">
            <text:p>6.955256342</text:p>
          </table:table-cell>
          <table:table-cell office:value-type="float" office:value="0.00000000000380695475143966" calcext:value-type="float">
            <text:p>3.80695475143966E-12</text:p>
          </table:table-cell>
          <table:table-cell office:value-type="float" office:value="18.8373429783037" calcext:value-type="float">
            <text:p>18.837342978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n</text:p>
          </table:table-cell>
          <table:table-cell office:value-type="string" calcext:value-type="string">
            <text:p>theorecical_infeed speed [m/s]^2</text:p>
          </table:table-cell>
          <table:table-cell office:value-type="float" office:value="-0.0928259058572324" calcext:value-type="float">
            <text:p>-0.0928259059</text:p>
          </table:table-cell>
          <table:table-cell office:value-type="float" office:value="0.00718122127568497" calcext:value-type="float">
            <text:p>0.0071812213</text:p>
          </table:table-cell>
          <table:table-cell office:value-type="float" office:value="-12.9262004739407" calcext:value-type="float">
            <text:p>-12.9262004739</text:p>
          </table:table-cell>
          <table:table-cell office:value-type="float" office:value="7.89584705650681E-038" calcext:value-type="float">
            <text:p>7.89584705650681E-38</text:p>
          </table:table-cell>
          <table:table-cell office:value-type="float" office:value="12.887046793026" calcext:value-type="float">
            <text:p>12.887046793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yield [t/ha] * theorecical_infeed speed [m/s]</text:p>
          </table:table-cell>
          <table:table-cell office:value-type="float" office:value="-0.00426113898279963" calcext:value-type="float">
            <text:p>-0.004261139</text:p>
          </table:table-cell>
          <table:table-cell office:value-type="float" office:value="0.000307125731900863" calcext:value-type="float">
            <text:p>0.0003071257</text:p>
          </table:table-cell>
          <table:table-cell office:value-type="float" office:value="-13.8742493389485" calcext:value-type="float">
            <text:p>-13.8742493389</text:p>
          </table:table-cell>
          <table:table-cell office:value-type="float" office:value="2.99235388069019E-043" calcext:value-type="float">
            <text:p>2.99235388069019E-43</text:p>
          </table:table-cell>
          <table:table-cell office:value-type="float" office:value="4.89024325860348" calcext:value-type="float">
            <text:p>4.8902432586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P_all [kW] * theorecical_infeed speed [m/s]</text:p>
          </table:table-cell>
          <table:table-cell office:value-type="float" office:value="0.000850668391943366" calcext:value-type="float">
            <text:p>0.0008506684</text:p>
          </table:table-cell>
          <table:table-cell office:value-type="float" office:value="0.0000272522390552938" calcext:value-type="float">
            <text:p>2.72522390552938E-05</text:p>
          </table:table-cell>
          <table:table-cell office:value-type="float" office:value="31.2146238779644" calcext:value-type="float">
            <text:p>31.214623878</text:p>
          </table:table-cell>
          <table:table-cell office:value-type="float" office:value="0" calcext:value-type="float">
            <text:p>0</text:p>
          </table:table-cell>
          <table:table-cell office:value-type="float" office:value="3.71260894820988" calcext:value-type="float">
            <text:p>3.7126089482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number_knifes_per_diameter [1] * theorecical_infeed speed [m/s]</text:p>
          </table:table-cell>
          <table:table-cell office:value-type="float" office:value="0.0183507264179051" calcext:value-type="float">
            <text:p>0.0183507264</text:p>
          </table:table-cell>
          <table:table-cell office:value-type="float" office:value="0.000847368818591233" calcext:value-type="float">
            <text:p>0.0008473688</text:p>
          </table:table-cell>
          <table:table-cell office:value-type="float" office:value="21.6561266066097" calcext:value-type="float">
            <text:p>21.6561266066</text:p>
          </table:table-cell>
          <table:table-cell office:value-type="float" office:value="0" calcext:value-type="float">
            <text:p>0</text:p>
          </table:table-cell>
          <table:table-cell office:value-type="float" office:value="4.69618313570862" calcext:value-type="float">
            <text:p>4.6961831357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standing crop [%]^2</text:p>
          </table:table-cell>
          <table:table-cell office:value-type="float" office:value="-0.000748656893004795" calcext:value-type="float">
            <text:p>-0.0007486569</text:p>
          </table:table-cell>
          <table:table-cell office:value-type="float" office:value="0.00016160215121265" calcext:value-type="float">
            <text:p>0.0001616022</text:p>
          </table:table-cell>
          <table:table-cell office:value-type="float" office:value="-4.63271613271812" calcext:value-type="float">
            <text:p>-4.6327161327</text:p>
          </table:table-cell>
          <table:table-cell office:value-type="float" office:value="0.0000036681613500067" calcext:value-type="float">
            <text:p>3.6681613500067E-06</text:p>
          </table:table-cell>
          <table:table-cell office:value-type="float" office:value="15.8606413914674" calcext:value-type="float">
            <text:p>15.8606413915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P_all [kW] * standing cropt [%]</text:p>
          </table:table-cell>
          <table:table-cell office:value-type="float" office:value="-0.000124278224249114" calcext:value-type="float">
            <text:p>-0.0001242782</text:p>
          </table:table-cell>
          <table:table-cell office:value-type="float" office:value="0.0000111520562459065" calcext:value-type="float">
            <text:p>1.11520562459065E-05</text:p>
          </table:table-cell>
          <table:table-cell office:value-type="float" office:value="-11.1439739460363" calcext:value-type="float">
            <text:p>-11.143973946</text:p>
          </table:table-cell>
          <table:table-cell office:value-type="float" office:value="1.26626562736603E-028" calcext:value-type="float">
            <text:p>1.26626562736603E-28</text:p>
          </table:table-cell>
          <table:table-cell office:value-type="float" office:value="12.5542266265004" calcext:value-type="float">
            <text:p>12.5542266265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number_knifes_per_diameter [1] * standing crop [%]</text:p>
          </table:table-cell>
          <table:table-cell office:value-type="float" office:value="-0.00531544458744832" calcext:value-type="float">
            <text:p>-0.0053154446</text:p>
          </table:table-cell>
          <table:table-cell office:value-type="float" office:value="0.000336577729314398" calcext:value-type="float">
            <text:p>0.0003365777</text:p>
          </table:table-cell>
          <table:table-cell office:value-type="float" office:value="-15.7926212119731" calcext:value-type="float">
            <text:p>-15.792621212</text:p>
          </table:table-cell>
          <table:table-cell office:value-type="float" office:value="2.55568486703113E-055" calcext:value-type="float">
            <text:p>2.55568486703113E-55</text:p>
          </table:table-cell>
          <table:table-cell office:value-type="float" office:value="12.7928733470181" calcext:value-type="float">
            <text:p>12.792873347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yield [t/ha]^2</text:p>
          </table:table-cell>
          <table:table-cell office:value-type="float" office:value="0.00148970148628759" calcext:value-type="float">
            <text:p>0.0014897015</text:p>
          </table:table-cell>
          <table:table-cell office:value-type="float" office:value="0.0000350130563621425" calcext:value-type="float">
            <text:p>3.50130563621425E-05</text:p>
          </table:table-cell>
          <table:table-cell office:value-type="float" office:value="42.5470279109456" calcext:value-type="float">
            <text:p>42.5470279109</text:p>
          </table:table-cell>
          <table:table-cell office:value-type="float" office:value="0" calcext:value-type="float">
            <text:p>0</text:p>
          </table:table-cell>
          <table:table-cell office:value-type="float" office:value="7.89623946730392" calcext:value-type="float">
            <text:p>7.8962394673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yield [t/ha] * P_all [kW]</text:p>
          </table:table-cell>
          <table:table-cell office:value-type="float" office:value="-0.000172396048820398" calcext:value-type="float">
            <text:p>-0.000172396</text:p>
          </table:table-cell>
          <table:table-cell office:value-type="float" office:value="0.00000552093384693603" calcext:value-type="float">
            <text:p>5.52093384693603E-06</text:p>
          </table:table-cell>
          <table:table-cell office:value-type="float" office:value="-31.2258856200702" calcext:value-type="float">
            <text:p>-31.2258856201</text:p>
          </table:table-cell>
          <table:table-cell office:value-type="float" office:value="1.12230209475195E-201" calcext:value-type="float">
            <text:p>1.12230209475195E-201</text:p>
          </table:table-cell>
          <table:table-cell office:value-type="float" office:value="10.717663468506" calcext:value-type="float">
            <text:p>10.7176634685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yield [t/ha] * number_knifes_per_diameter [1]</text:p>
          </table:table-cell>
          <table:table-cell office:value-type="float" office:value="-0.000524524130704447" calcext:value-type="float">
            <text:p>-0.0005245241</text:p>
          </table:table-cell>
          <table:table-cell office:value-type="float" office:value="0.000183875941253698" calcext:value-type="float">
            <text:p>0.0001838759</text:p>
          </table:table-cell>
          <table:table-cell office:value-type="float" office:value="-2.85259793710995" calcext:value-type="float">
            <text:p>-2.8525979371</text:p>
          </table:table-cell>
          <table:table-cell office:value-type="float" office:value="0.00434787497349889" calcext:value-type="float">
            <text:p>0.004347875</text:p>
          </table:table-cell>
          <table:table-cell office:value-type="float" office:value="11.0142044482052" calcext:value-type="float">
            <text:p>11.0142044482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P_all [kW]^2</text:p>
          </table:table-cell>
          <table:table-cell office:value-type="float" office:value="-0.0000049406922916304" calcext:value-type="float">
            <text:p>-4.9406922916304E-06</text:p>
          </table:table-cell>
          <table:table-cell office:value-type="float" office:value="0.000000292857664504605" calcext:value-type="float">
            <text:p>2.92857664504605E-07</text:p>
          </table:table-cell>
          <table:table-cell office:value-type="float" office:value="-16.8706265550127" calcext:value-type="float">
            <text:p>-16.870626555</text:p>
          </table:table-cell>
          <table:table-cell office:value-type="float" office:value="9.7661330548691E-063" calcext:value-type="float">
            <text:p>9.7661330548691E-63</text:p>
          </table:table-cell>
          <table:table-cell office:value-type="float" office:value="7.0691064133956" calcext:value-type="float">
            <text:p>7.069106413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umber_knifes_per_diameter [1] * P_all [kW]</text:p>
          </table:table-cell>
          <table:table-cell office:value-type="float" office:value="-0.0000524257915902536" calcext:value-type="float">
            <text:p>-5.24257915902536E-05</text:p>
          </table:table-cell>
          <table:table-cell office:value-type="float" office:value="0.00000909863696613538" calcext:value-type="float">
            <text:p>9.09863696613538E-06</text:p>
          </table:table-cell>
          <table:table-cell office:value-type="float" office:value="-5.76193904486787" calcext:value-type="float">
            <text:p>-5.7619390449</text:p>
          </table:table-cell>
          <table:table-cell office:value-type="float" office:value="0.00000000863504421850795" calcext:value-type="float">
            <text:p>8.63504421850795E-09</text:p>
          </table:table-cell>
          <table:table-cell office:value-type="float" office:value="5.75912511043672" calcext:value-type="float">
            <text:p>5.7591251104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_yield" table:style-name="ta2">
        <office:forms form:automatic-focus="false" form:apply-design-mode="false"/>
        <table:shapes>
          <draw:frame draw:z-index="0" draw:style-name="gr1" draw:text-style-name="P1" svg:width="160.19mm" svg:height="89.79mm" svg:x="287.21mm" svg:y="22.56mm">
            <loext:p draw:notify-on-update-of-ranges="var_yield.C2:var_yield.C102 var_yield.I1:var_yield.I1 var_yield.I2:var_yield.I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9mm" svg:height="89.79mm" svg:x="287.96mm" svg:y="135mm">
            <loext:p draw:notify-on-update-of-ranges="var_yield.C2:var_yield.C102 var_yield.J1:var_yield.J1 var_yield.J2:var_yield.J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default-cell-style-name="Default"/>
        <table:table-row table:style-name="ro2">
          <table:table-cell table:number-columns-repeated="2"/>
          <table:table-cell office:value-type="string" calcext:value-type="string">
            <text:p>Yield <text:s/>[t/ha]</text:p>
          </table:table-cell>
          <table:table-cell/>
          <table:table-cell office:value-type="string" calcext:value-type="string">
            <text:p>Dryness [%]</text:p>
          </table:table-cell>
          <table:table-cell table:number-columns-repeated="3"/>
          <table:table-cell office:value-type="string" calcext:value-type="string">
            <text:p>Speed [m/s]</text:p>
          </table:table-cell>
          <table:table-cell office:value-type="string" calcext:value-type="string">
            <text:p>Speed [Km/h]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7.25745" calcext:value-type="float">
            <text:p>7.25745</text:p>
          </table:table-cell>
          <table:table-cell office:value-type="float" office:value="26.1268" calcext:value-type="float">
            <text:p>26.126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7.06573" calcext:value-type="float">
            <text:p>7.06573</text:p>
          </table:table-cell>
          <table:table-cell office:value-type="float" office:value="25.4366" calcext:value-type="float">
            <text:p>25.436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6.87698" calcext:value-type="float">
            <text:p>6.87698</text:p>
          </table:table-cell>
          <table:table-cell office:value-type="float" office:value="24.7571" calcext:value-type="float">
            <text:p>24.757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6.69121" calcext:value-type="float">
            <text:p>6.69121</text:p>
          </table:table-cell>
          <table:table-cell office:value-type="float" office:value="24.0884" calcext:value-type="float">
            <text:p>24.08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6.50843" calcext:value-type="float">
            <text:p>6.50843</text:p>
          </table:table-cell>
          <table:table-cell office:value-type="float" office:value="23.4303" calcext:value-type="float">
            <text:p>23.430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6.32862" calcext:value-type="float">
            <text:p>6.32862</text:p>
          </table:table-cell>
          <table:table-cell office:value-type="float" office:value="22.783" calcext:value-type="float">
            <text:p>22.78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6.15179" calcext:value-type="float">
            <text:p>6.15179</text:p>
          </table:table-cell>
          <table:table-cell office:value-type="float" office:value="22.1465" calcext:value-type="float">
            <text:p>22.146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5.97794" calcext:value-type="float">
            <text:p>5.97794</text:p>
          </table:table-cell>
          <table:table-cell office:value-type="float" office:value="21.5206" calcext:value-type="float">
            <text:p>21.520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5.80707" calcext:value-type="float">
            <text:p>5.80707</text:p>
          </table:table-cell>
          <table:table-cell office:value-type="float" office:value="20.9055" calcext:value-type="float">
            <text:p>20.905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5.63918" calcext:value-type="float">
            <text:p>5.63918</text:p>
          </table:table-cell>
          <table:table-cell office:value-type="float" office:value="20.3011" calcext:value-type="float">
            <text:p>20.301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5.47427" calcext:value-type="float">
            <text:p>5.47427</text:p>
          </table:table-cell>
          <table:table-cell office:value-type="float" office:value="19.7074" calcext:value-type="float">
            <text:p>19.707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5.31234" calcext:value-type="float">
            <text:p>5.31234</text:p>
          </table:table-cell>
          <table:table-cell office:value-type="float" office:value="19.1244" calcext:value-type="float">
            <text:p>19.12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5.15339" calcext:value-type="float">
            <text:p>5.15339</text:p>
          </table:table-cell>
          <table:table-cell office:value-type="float" office:value="18.5522" calcext:value-type="float">
            <text:p>18.552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4.99742" calcext:value-type="float">
            <text:p>4.99742</text:p>
          </table:table-cell>
          <table:table-cell office:value-type="float" office:value="17.9907" calcext:value-type="float">
            <text:p>17.9907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4.84442" calcext:value-type="float">
            <text:p>4.84442</text:p>
          </table:table-cell>
          <table:table-cell office:value-type="float" office:value="17.4399" calcext:value-type="float">
            <text:p>17.439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4.69441" calcext:value-type="float">
            <text:p>4.69441</text:p>
          </table:table-cell>
          <table:table-cell office:value-type="float" office:value="16.8999" calcext:value-type="float">
            <text:p>16.899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4.54738" calcext:value-type="float">
            <text:p>4.54738</text:p>
          </table:table-cell>
          <table:table-cell office:value-type="float" office:value="16.3706" calcext:value-type="float">
            <text:p>16.370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4.40332" calcext:value-type="float">
            <text:p>4.40332</text:p>
          </table:table-cell>
          <table:table-cell office:value-type="float" office:value="15.852" calcext:value-type="float">
            <text:p>15.85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4.26225" calcext:value-type="float">
            <text:p>4.26225</text:p>
          </table:table-cell>
          <table:table-cell office:value-type="float" office:value="15.3441" calcext:value-type="float">
            <text:p>15.344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4.12415" calcext:value-type="float">
            <text:p>4.12415</text:p>
          </table:table-cell>
          <table:table-cell office:value-type="float" office:value="14.8469" calcext:value-type="float">
            <text:p>14.846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3.98903" calcext:value-type="float">
            <text:p>3.98903</text:p>
          </table:table-cell>
          <table:table-cell office:value-type="float" office:value="14.3605" calcext:value-type="float">
            <text:p>14.360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3.8569" calcext:value-type="float">
            <text:p>3.8569</text:p>
          </table:table-cell>
          <table:table-cell office:value-type="float" office:value="13.8848" calcext:value-type="float">
            <text:p>13.884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3.72774" calcext:value-type="float">
            <text:p>3.72774</text:p>
          </table:table-cell>
          <table:table-cell office:value-type="float" office:value="13.4199" calcext:value-type="float">
            <text:p>13.419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3.60156" calcext:value-type="float">
            <text:p>3.60156</text:p>
          </table:table-cell>
          <table:table-cell office:value-type="float" office:value="12.9656" calcext:value-type="float">
            <text:p>12.96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3.47836" calcext:value-type="float">
            <text:p>3.47836</text:p>
          </table:table-cell>
          <table:table-cell office:value-type="float" office:value="12.5221" calcext:value-type="float">
            <text:p>12.522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3.35814" calcext:value-type="float">
            <text:p>3.35814</text:p>
          </table:table-cell>
          <table:table-cell office:value-type="float" office:value="12.0893" calcext:value-type="float">
            <text:p>12.089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3.2409" calcext:value-type="float">
            <text:p>3.2409</text:p>
          </table:table-cell>
          <table:table-cell office:value-type="float" office:value="11.6672" calcext:value-type="float">
            <text:p>11.66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3.12664" calcext:value-type="float">
            <text:p>3.12664</text:p>
          </table:table-cell>
          <table:table-cell office:value-type="float" office:value="11.2559" calcext:value-type="float">
            <text:p>11.255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3.01536" calcext:value-type="float">
            <text:p>3.01536</text:p>
          </table:table-cell>
          <table:table-cell office:value-type="float" office:value="10.8553" calcext:value-type="float">
            <text:p>10.855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90706" calcext:value-type="float">
            <text:p>2.90706</text:p>
          </table:table-cell>
          <table:table-cell office:value-type="float" office:value="10.4654" calcext:value-type="float">
            <text:p>10.465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80174" calcext:value-type="float">
            <text:p>2.80174</text:p>
          </table:table-cell>
          <table:table-cell office:value-type="float" office:value="10.0862" calcext:value-type="float">
            <text:p>10.086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69939" calcext:value-type="float">
            <text:p>2.69939</text:p>
          </table:table-cell>
          <table:table-cell office:value-type="float" office:value="9.71781" calcext:value-type="float">
            <text:p>9.7178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60003" calcext:value-type="float">
            <text:p>2.60003</text:p>
          </table:table-cell>
          <table:table-cell office:value-type="float" office:value="9.3601" calcext:value-type="float">
            <text:p>9.360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50364" calcext:value-type="float">
            <text:p>2.50364</text:p>
          </table:table-cell>
          <table:table-cell office:value-type="float" office:value="9.01312" calcext:value-type="float">
            <text:p>9.013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41024" calcext:value-type="float">
            <text:p>2.41024</text:p>
          </table:table-cell>
          <table:table-cell office:value-type="float" office:value="8.67686" calcext:value-type="float">
            <text:p>8.6768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31981" calcext:value-type="float">
            <text:p>2.31981</text:p>
          </table:table-cell>
          <table:table-cell office:value-type="float" office:value="8.35133" calcext:value-type="float">
            <text:p>8.3513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23237" calcext:value-type="float">
            <text:p>2.23237</text:p>
          </table:table-cell>
          <table:table-cell office:value-type="float" office:value="8.03653" calcext:value-type="float">
            <text:p>8.0365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1479" calcext:value-type="float">
            <text:p>2.1479</text:p>
          </table:table-cell>
          <table:table-cell office:value-type="float" office:value="7.73245" calcext:value-type="float">
            <text:p>7.7324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06641" calcext:value-type="float">
            <text:p>2.06641</text:p>
          </table:table-cell>
          <table:table-cell office:value-type="float" office:value="7.43909" calcext:value-type="float">
            <text:p>7.4390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98791" calcext:value-type="float">
            <text:p>1.98791</text:p>
          </table:table-cell>
          <table:table-cell office:value-type="float" office:value="7.15646" calcext:value-type="float">
            <text:p>7.1564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91238" calcext:value-type="float">
            <text:p>1.91238</text:p>
          </table:table-cell>
          <table:table-cell office:value-type="float" office:value="6.88456" calcext:value-type="float">
            <text:p>6.884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83983" calcext:value-type="float">
            <text:p>1.83983</text:p>
          </table:table-cell>
          <table:table-cell office:value-type="float" office:value="6.62338" calcext:value-type="float">
            <text:p>6.6233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77026" calcext:value-type="float">
            <text:p>1.77026</text:p>
          </table:table-cell>
          <table:table-cell office:value-type="float" office:value="6.37293" calcext:value-type="float">
            <text:p>6.3729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70367" calcext:value-type="float">
            <text:p>1.70367</text:p>
          </table:table-cell>
          <table:table-cell office:value-type="float" office:value="6.13321" calcext:value-type="float">
            <text:p>6.1332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64006" calcext:value-type="float">
            <text:p>1.64006</text:p>
          </table:table-cell>
          <table:table-cell office:value-type="float" office:value="5.90421" calcext:value-type="float">
            <text:p>5.9042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57943" calcext:value-type="float">
            <text:p>1.57943</text:p>
          </table:table-cell>
          <table:table-cell office:value-type="float" office:value="5.68593" calcext:value-type="float">
            <text:p>5.6859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52177" calcext:value-type="float">
            <text:p>1.52177</text:p>
          </table:table-cell>
          <table:table-cell office:value-type="float" office:value="5.47839" calcext:value-type="float">
            <text:p>5.4783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4671" calcext:value-type="float">
            <text:p>1.4671</text:p>
          </table:table-cell>
          <table:table-cell office:value-type="float" office:value="5.28157" calcext:value-type="float">
            <text:p>5.28157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41541" calcext:value-type="float">
            <text:p>1.41541</text:p>
          </table:table-cell>
          <table:table-cell office:value-type="float" office:value="5.09547" calcext:value-type="float">
            <text:p>5.09547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36669" calcext:value-type="float">
            <text:p>1.36669</text:p>
          </table:table-cell>
          <table:table-cell office:value-type="float" office:value="4.9201" calcext:value-type="float">
            <text:p>4.920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32096" calcext:value-type="float">
            <text:p>1.32096</text:p>
          </table:table-cell>
          <table:table-cell office:value-type="float" office:value="4.75546" calcext:value-type="float">
            <text:p>4.7554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2782" calcext:value-type="float">
            <text:p>1.2782</text:p>
          </table:table-cell>
          <table:table-cell office:value-type="float" office:value="4.60154" calcext:value-type="float">
            <text:p>4.6015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23843" calcext:value-type="float">
            <text:p>1.23843</text:p>
          </table:table-cell>
          <table:table-cell office:value-type="float" office:value="4.45835" calcext:value-type="float">
            <text:p>4.4583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20163" calcext:value-type="float">
            <text:p>1.20163</text:p>
          </table:table-cell>
          <table:table-cell office:value-type="float" office:value="4.32588" calcext:value-type="float">
            <text:p>4.325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16782" calcext:value-type="float">
            <text:p>1.16782</text:p>
          </table:table-cell>
          <table:table-cell office:value-type="float" office:value="4.20414" calcext:value-type="float">
            <text:p>4.2041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13698" calcext:value-type="float">
            <text:p>1.13698</text:p>
          </table:table-cell>
          <table:table-cell office:value-type="float" office:value="4.09312" calcext:value-type="float">
            <text:p>4.093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10912" calcext:value-type="float">
            <text:p>1.10912</text:p>
          </table:table-cell>
          <table:table-cell office:value-type="float" office:value="3.99283" calcext:value-type="float">
            <text:p>3.9928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8424" calcext:value-type="float">
            <text:p>1.08424</text:p>
          </table:table-cell>
          <table:table-cell office:value-type="float" office:value="3.90327" calcext:value-type="float">
            <text:p>3.90327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6234" calcext:value-type="float">
            <text:p>1.06234</text:p>
          </table:table-cell>
          <table:table-cell office:value-type="float" office:value="3.82443" calcext:value-type="float">
            <text:p>3.8244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4342" calcext:value-type="float">
            <text:p>1.04342</text:p>
          </table:table-cell>
          <table:table-cell office:value-type="float" office:value="3.75632" calcext:value-type="float">
            <text:p>3.7563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2748" calcext:value-type="float">
            <text:p>1.02748</text:p>
          </table:table-cell>
          <table:table-cell office:value-type="float" office:value="3.69894" calcext:value-type="float">
            <text:p>3.6989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1452" calcext:value-type="float">
            <text:p>1.01452</text:p>
          </table:table-cell>
          <table:table-cell office:value-type="float" office:value="3.65228" calcext:value-type="float">
            <text:p>3.652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0454" calcext:value-type="float">
            <text:p>1.00454</text:p>
          </table:table-cell>
          <table:table-cell office:value-type="float" office:value="3.61634" calcext:value-type="float">
            <text:p>3.6163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0.997537" calcext:value-type="float">
            <text:p>0.997537</text:p>
          </table:table-cell>
          <table:table-cell office:value-type="float" office:value="3.59113" calcext:value-type="float">
            <text:p>3.5911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0.993515" calcext:value-type="float">
            <text:p>0.993515</text:p>
          </table:table-cell>
          <table:table-cell office:value-type="float" office:value="3.57665" calcext:value-type="float">
            <text:p>3.5766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0.992471" calcext:value-type="float">
            <text:p>0.992471</text:p>
          </table:table-cell>
          <table:table-cell office:value-type="float" office:value="3.5729" calcext:value-type="float">
            <text:p>3.572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0.994407" calcext:value-type="float">
            <text:p>0.994407</text:p>
          </table:table-cell>
          <table:table-cell office:value-type="float" office:value="3.57987" calcext:value-type="float">
            <text:p>3.57987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0.999323" calcext:value-type="float">
            <text:p>0.999323</text:p>
          </table:table-cell>
          <table:table-cell office:value-type="float" office:value="3.59756" calcext:value-type="float">
            <text:p>3.597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0722" calcext:value-type="float">
            <text:p>1.00722</text:p>
          </table:table-cell>
          <table:table-cell office:value-type="float" office:value="3.62598" calcext:value-type="float">
            <text:p>3.6259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1809" calcext:value-type="float">
            <text:p>1.01809</text:p>
          </table:table-cell>
          <table:table-cell office:value-type="float" office:value="3.66513" calcext:value-type="float">
            <text:p>3.6651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3195" calcext:value-type="float">
            <text:p>1.03195</text:p>
          </table:table-cell>
          <table:table-cell office:value-type="float" office:value="3.715" calcext:value-type="float">
            <text:p>3.71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4878" calcext:value-type="float">
            <text:p>1.04878</text:p>
          </table:table-cell>
          <table:table-cell office:value-type="float" office:value="3.7756" calcext:value-type="float">
            <text:p>3.77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6859" calcext:value-type="float">
            <text:p>1.06859</text:p>
          </table:table-cell>
          <table:table-cell office:value-type="float" office:value="3.84693" calcext:value-type="float">
            <text:p>3.8469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09138" calcext:value-type="float">
            <text:p>1.09138</text:p>
          </table:table-cell>
          <table:table-cell office:value-type="float" office:value="3.92898" calcext:value-type="float">
            <text:p>3.9289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11715" calcext:value-type="float">
            <text:p>1.11715</text:p>
          </table:table-cell>
          <table:table-cell office:value-type="float" office:value="4.02175" calcext:value-type="float">
            <text:p>4.0217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1459" calcext:value-type="float">
            <text:p>1.1459</text:p>
          </table:table-cell>
          <table:table-cell office:value-type="float" office:value="4.12525" calcext:value-type="float">
            <text:p>4.1252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17763" calcext:value-type="float">
            <text:p>1.17763</text:p>
          </table:table-cell>
          <table:table-cell office:value-type="float" office:value="4.23948" calcext:value-type="float">
            <text:p>4.2394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21234" calcext:value-type="float">
            <text:p>1.21234</text:p>
          </table:table-cell>
          <table:table-cell office:value-type="float" office:value="4.36444" calcext:value-type="float">
            <text:p>4.364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25003" calcext:value-type="float">
            <text:p>1.25003</text:p>
          </table:table-cell>
          <table:table-cell office:value-type="float" office:value="4.50012" calcext:value-type="float">
            <text:p>4.500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2907" calcext:value-type="float">
            <text:p>1.2907</text:p>
          </table:table-cell>
          <table:table-cell office:value-type="float" office:value="4.64652" calcext:value-type="float">
            <text:p>4.6465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33435" calcext:value-type="float">
            <text:p>1.33435</text:p>
          </table:table-cell>
          <table:table-cell office:value-type="float" office:value="4.80365" calcext:value-type="float">
            <text:p>4.8036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38098" calcext:value-type="float">
            <text:p>1.38098</text:p>
          </table:table-cell>
          <table:table-cell office:value-type="float" office:value="4.97151" calcext:value-type="float">
            <text:p>4.9715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43058" calcext:value-type="float">
            <text:p>1.43058</text:p>
          </table:table-cell>
          <table:table-cell office:value-type="float" office:value="5.15009" calcext:value-type="float">
            <text:p>5.1500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48317" calcext:value-type="float">
            <text:p>1.48317</text:p>
          </table:table-cell>
          <table:table-cell office:value-type="float" office:value="5.3394" calcext:value-type="float">
            <text:p>5.339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53873" calcext:value-type="float">
            <text:p>1.53873</text:p>
          </table:table-cell>
          <table:table-cell office:value-type="float" office:value="5.53944" calcext:value-type="float">
            <text:p>5.539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59728" calcext:value-type="float">
            <text:p>1.59728</text:p>
          </table:table-cell>
          <table:table-cell office:value-type="float" office:value="5.7502" calcext:value-type="float">
            <text:p>5.750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6588" calcext:value-type="float">
            <text:p>1.6588</text:p>
          </table:table-cell>
          <table:table-cell office:value-type="float" office:value="5.97168" calcext:value-type="float">
            <text:p>5.9716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7233" calcext:value-type="float">
            <text:p>1.7233</text:p>
          </table:table-cell>
          <table:table-cell office:value-type="float" office:value="6.2039" calcext:value-type="float">
            <text:p>6.203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79079" calcext:value-type="float">
            <text:p>1.79079</text:p>
          </table:table-cell>
          <table:table-cell office:value-type="float" office:value="6.44684" calcext:value-type="float">
            <text:p>6.446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86125" calcext:value-type="float">
            <text:p>1.86125</text:p>
          </table:table-cell>
          <table:table-cell office:value-type="float" office:value="6.7005" calcext:value-type="float">
            <text:p>6.700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1.93469" calcext:value-type="float">
            <text:p>1.93469</text:p>
          </table:table-cell>
          <table:table-cell office:value-type="float" office:value="6.96489" calcext:value-type="float">
            <text:p>6.96489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01111" calcext:value-type="float">
            <text:p>2.01111</text:p>
          </table:table-cell>
          <table:table-cell office:value-type="float" office:value="7.24001" calcext:value-type="float">
            <text:p>7.2400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09051" calcext:value-type="float">
            <text:p>2.09051</text:p>
          </table:table-cell>
          <table:table-cell office:value-type="float" office:value="7.52585" calcext:value-type="float">
            <text:p>7.52585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17289" calcext:value-type="float">
            <text:p>2.17289</text:p>
          </table:table-cell>
          <table:table-cell office:value-type="float" office:value="7.82241" calcext:value-type="float">
            <text:p>7.8224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25825" calcext:value-type="float">
            <text:p>2.25825</text:p>
          </table:table-cell>
          <table:table-cell office:value-type="float" office:value="8.12971" calcext:value-type="float">
            <text:p>8.1297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34659" calcext:value-type="float">
            <text:p>2.34659</text:p>
          </table:table-cell>
          <table:table-cell office:value-type="float" office:value="8.44773" calcext:value-type="float">
            <text:p>8.4477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43791" calcext:value-type="float">
            <text:p>2.43791</text:p>
          </table:table-cell>
          <table:table-cell office:value-type="float" office:value="8.77647" calcext:value-type="float">
            <text:p>8.77647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53221" calcext:value-type="float">
            <text:p>2.53221</text:p>
          </table:table-cell>
          <table:table-cell office:value-type="float" office:value="9.11594" calcext:value-type="float">
            <text:p>9.1159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62948" calcext:value-type="float">
            <text:p>2.62948</text:p>
          </table:table-cell>
          <table:table-cell office:value-type="float" office:value="9.46614" calcext:value-type="float">
            <text:p>9.4661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ryness = 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ower =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eed m/s = </text:p>
          </table:table-cell>
          <table:table-cell office:value-type="float" office:value="2.72974" calcext:value-type="float">
            <text:p>2.72974</text:p>
          </table:table-cell>
          <table:table-cell office:value-type="float" office:value="9.82706" calcext:value-type="float">
            <text:p>9.82706</text:p>
          </table:table-cell>
        </table:table-row>
        <table:table-row table:style-name="ro2" table:number-rows-repeated="104847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var_dryness" table:style-name="ta2">
        <office:forms form:automatic-focus="false" form:apply-design-mode="false"/>
        <table:shapes>
          <draw:frame draw:z-index="0" draw:style-name="gr1" draw:text-style-name="P1" svg:width="160.19mm" svg:height="89.79mm" svg:x="265.14mm" svg:y="24.18mm">
            <loext:p draw:notify-on-update-of-ranges="var_dryness.E2:var_dryness.E102 var_dryness.G1:var_dryness.G1 var_dryness.G2:var_dryness.G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19mm" svg:height="89.79mm" svg:x="266.66mm" svg:y="118.5mm">
            <loext:p draw:notify-on-update-of-ranges="var_dryness.E2:var_dryness.E102 var_dryness.H1:var_dryness.H1 var_dryness.H2:var_dryness.H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2"/>
          <table:table-cell office:value-type="string" calcext:value-type="string">
            <text:p>Yield <text:s/>[t/ha]</text:p>
          </table:table-cell>
          <table:table-cell/>
          <table:table-cell office:value-type="string" calcext:value-type="string">
            <text:p>Dryness [%]</text:p>
          </table:table-cell>
          <table:table-cell/>
          <table:table-cell office:value-type="string" calcext:value-type="string">
            <text:p>Speed [m/s]</text:p>
          </table:table-cell>
          <table:table-cell office:value-type="string" calcext:value-type="string">
            <text:p>Speed [Km/h]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 = </text:p>
          </table:table-cell>
          <table:table-cell office:value-type="float" office:value="5.39696" calcext:value-type="float">
            <text:p>5.39696</text:p>
          </table:table-cell>
          <table:table-cell table:formula="of:=[.G2]*60*60/1000" office:value-type="float" office:value="19.429056" calcext:value-type="float">
            <text:p>19.4290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 = </text:p>
          </table:table-cell>
          <table:table-cell office:value-type="float" office:value="5.36863" calcext:value-type="float">
            <text:p>5.36863</text:p>
          </table:table-cell>
          <table:table-cell table:formula="of:=[.G3]*60*60/1000" office:value-type="float" office:value="19.327068" calcext:value-type="float">
            <text:p>19.32706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ed = </text:p>
          </table:table-cell>
          <table:table-cell office:value-type="float" office:value="5.3388" calcext:value-type="float">
            <text:p>5.3388</text:p>
          </table:table-cell>
          <table:table-cell table:formula="of:=[.G4]*60*60/1000" office:value-type="float" office:value="19.21968" calcext:value-type="float">
            <text:p>19.2196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 = </text:p>
          </table:table-cell>
          <table:table-cell office:value-type="float" office:value="5.30748" calcext:value-type="float">
            <text:p>5.30748</text:p>
          </table:table-cell>
          <table:table-cell table:formula="of:=[.G5]*60*60/1000" office:value-type="float" office:value="19.106928" calcext:value-type="float">
            <text:p>19.1069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 = </text:p>
          </table:table-cell>
          <table:table-cell office:value-type="float" office:value="5.27466" calcext:value-type="float">
            <text:p>5.27466</text:p>
          </table:table-cell>
          <table:table-cell table:formula="of:=[.G6]*60*60/1000" office:value-type="float" office:value="18.988776" calcext:value-type="float">
            <text:p>18.98877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ed = </text:p>
          </table:table-cell>
          <table:table-cell office:value-type="float" office:value="5.24034" calcext:value-type="float">
            <text:p>5.24034</text:p>
          </table:table-cell>
          <table:table-cell table:formula="of:=[.G7]*60*60/1000" office:value-type="float" office:value="18.865224" calcext:value-type="float">
            <text:p>18.86522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ed = </text:p>
          </table:table-cell>
          <table:table-cell office:value-type="float" office:value="5.20452" calcext:value-type="float">
            <text:p>5.20452</text:p>
          </table:table-cell>
          <table:table-cell table:formula="of:=[.G8]*60*60/1000" office:value-type="float" office:value="18.736272" calcext:value-type="float">
            <text:p>18.7362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 = </text:p>
          </table:table-cell>
          <table:table-cell office:value-type="float" office:value="5.16721" calcext:value-type="float">
            <text:p>5.16721</text:p>
          </table:table-cell>
          <table:table-cell table:formula="of:=[.G9]*60*60/1000" office:value-type="float" office:value="18.601956" calcext:value-type="float">
            <text:p>18.6019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 = </text:p>
          </table:table-cell>
          <table:table-cell office:value-type="float" office:value="5.1284" calcext:value-type="float">
            <text:p>5.1284</text:p>
          </table:table-cell>
          <table:table-cell table:formula="of:=[.G10]*60*60/1000" office:value-type="float" office:value="18.46224" calcext:value-type="float">
            <text:p>18.4622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ed = </text:p>
          </table:table-cell>
          <table:table-cell office:value-type="float" office:value="5.08809" calcext:value-type="float">
            <text:p>5.08809</text:p>
          </table:table-cell>
          <table:table-cell table:formula="of:=[.G11]*60*60/1000" office:value-type="float" office:value="18.317124" calcext:value-type="float">
            <text:p>18.31712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= </text:p>
          </table:table-cell>
          <table:table-cell office:value-type="float" office:value="5.04629" calcext:value-type="float">
            <text:p>5.04629</text:p>
          </table:table-cell>
          <table:table-cell table:formula="of:=[.G12]*60*60/1000" office:value-type="float" office:value="18.166644" calcext:value-type="float">
            <text:p>18.1666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 = </text:p>
          </table:table-cell>
          <table:table-cell office:value-type="float" office:value="5.00299" calcext:value-type="float">
            <text:p>5.00299</text:p>
          </table:table-cell>
          <table:table-cell table:formula="of:=[.G13]*60*60/1000" office:value-type="float" office:value="18.010764" calcext:value-type="float">
            <text:p>18.01076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ed = </text:p>
          </table:table-cell>
          <table:table-cell office:value-type="float" office:value="4.95819" calcext:value-type="float">
            <text:p>4.95819</text:p>
          </table:table-cell>
          <table:table-cell table:formula="of:=[.G14]*60*60/1000" office:value-type="float" office:value="17.849484" calcext:value-type="float">
            <text:p>17.8494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eed = </text:p>
          </table:table-cell>
          <table:table-cell office:value-type="float" office:value="4.91189" calcext:value-type="float">
            <text:p>4.91189</text:p>
          </table:table-cell>
          <table:table-cell table:formula="of:=[.G15]*60*60/1000" office:value-type="float" office:value="17.682804" calcext:value-type="float">
            <text:p>17.6828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eed = </text:p>
          </table:table-cell>
          <table:table-cell office:value-type="float" office:value="4.8641" calcext:value-type="float">
            <text:p>4.8641</text:p>
          </table:table-cell>
          <table:table-cell table:formula="of:=[.G16]*60*60/1000" office:value-type="float" office:value="17.51076" calcext:value-type="float">
            <text:p>17.5107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 = </text:p>
          </table:table-cell>
          <table:table-cell office:value-type="float" office:value="4.81481" calcext:value-type="float">
            <text:p>4.81481</text:p>
          </table:table-cell>
          <table:table-cell table:formula="of:=[.G17]*60*60/1000" office:value-type="float" office:value="17.333316" calcext:value-type="float">
            <text:p>17.3333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 = </text:p>
          </table:table-cell>
          <table:table-cell office:value-type="float" office:value="4.76402" calcext:value-type="float">
            <text:p>4.76402</text:p>
          </table:table-cell>
          <table:table-cell table:formula="of:=[.G18]*60*60/1000" office:value-type="float" office:value="17.150472" calcext:value-type="float">
            <text:p>17.1504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 = </text:p>
          </table:table-cell>
          <table:table-cell office:value-type="float" office:value="4.71173" calcext:value-type="float">
            <text:p>4.71173</text:p>
          </table:table-cell>
          <table:table-cell table:formula="of:=[.G19]*60*60/1000" office:value-type="float" office:value="16.962228" calcext:value-type="float">
            <text:p>16.9622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eed = </text:p>
          </table:table-cell>
          <table:table-cell office:value-type="float" office:value="4.65795" calcext:value-type="float">
            <text:p>4.65795</text:p>
          </table:table-cell>
          <table:table-cell table:formula="of:=[.G20]*60*60/1000" office:value-type="float" office:value="16.76862" calcext:value-type="float">
            <text:p>16.7686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ed = </text:p>
          </table:table-cell>
          <table:table-cell office:value-type="float" office:value="4.60267" calcext:value-type="float">
            <text:p>4.60267</text:p>
          </table:table-cell>
          <table:table-cell table:formula="of:=[.G21]*60*60/1000" office:value-type="float" office:value="16.569612" calcext:value-type="float">
            <text:p>16.5696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ed = </text:p>
          </table:table-cell>
          <table:table-cell office:value-type="float" office:value="4.54589" calcext:value-type="float">
            <text:p>4.54589</text:p>
          </table:table-cell>
          <table:table-cell table:formula="of:=[.G22]*60*60/1000" office:value-type="float" office:value="16.365204" calcext:value-type="float">
            <text:p>16.3652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ed = </text:p>
          </table:table-cell>
          <table:table-cell office:value-type="float" office:value="4.48761" calcext:value-type="float">
            <text:p>4.48761</text:p>
          </table:table-cell>
          <table:table-cell table:formula="of:=[.G23]*60*60/1000" office:value-type="float" office:value="16.155396" calcext:value-type="float">
            <text:p>16.15539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eed = </text:p>
          </table:table-cell>
          <table:table-cell office:value-type="float" office:value="4.42784" calcext:value-type="float">
            <text:p>4.42784</text:p>
          </table:table-cell>
          <table:table-cell table:formula="of:=[.G24]*60*60/1000" office:value-type="float" office:value="15.940224" calcext:value-type="float">
            <text:p>15.94022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ed = </text:p>
          </table:table-cell>
          <table:table-cell office:value-type="float" office:value="4.36657" calcext:value-type="float">
            <text:p>4.36657</text:p>
          </table:table-cell>
          <table:table-cell table:formula="of:=[.G25]*60*60/1000" office:value-type="float" office:value="15.719652" calcext:value-type="float">
            <text:p>15.71965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ed = </text:p>
          </table:table-cell>
          <table:table-cell office:value-type="float" office:value="4.3038" calcext:value-type="float">
            <text:p>4.3038</text:p>
          </table:table-cell>
          <table:table-cell table:formula="of:=[.G26]*60*60/1000" office:value-type="float" office:value="15.49368" calcext:value-type="float">
            <text:p>15.4936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 = </text:p>
          </table:table-cell>
          <table:table-cell office:value-type="float" office:value="4.23954" calcext:value-type="float">
            <text:p>4.23954</text:p>
          </table:table-cell>
          <table:table-cell table:formula="of:=[.G27]*60*60/1000" office:value-type="float" office:value="15.262344" calcext:value-type="float">
            <text:p>15.2623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ed = </text:p>
          </table:table-cell>
          <table:table-cell office:value-type="float" office:value="4.17378" calcext:value-type="float">
            <text:p>4.17378</text:p>
          </table:table-cell>
          <table:table-cell table:formula="of:=[.G28]*60*60/1000" office:value-type="float" office:value="15.025608" calcext:value-type="float">
            <text:p>15.0256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eed = </text:p>
          </table:table-cell>
          <table:table-cell office:value-type="float" office:value="4.10652" calcext:value-type="float">
            <text:p>4.10652</text:p>
          </table:table-cell>
          <table:table-cell table:formula="of:=[.G29]*60*60/1000" office:value-type="float" office:value="14.783472" calcext:value-type="float">
            <text:p>14.7834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ed = </text:p>
          </table:table-cell>
          <table:table-cell office:value-type="float" office:value="4.03776" calcext:value-type="float">
            <text:p>4.03776</text:p>
          </table:table-cell>
          <table:table-cell table:formula="of:=[.G30]*60*60/1000" office:value-type="float" office:value="14.535936" calcext:value-type="float">
            <text:p>14.5359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eed = </text:p>
          </table:table-cell>
          <table:table-cell office:value-type="float" office:value="3.96751" calcext:value-type="float">
            <text:p>3.96751</text:p>
          </table:table-cell>
          <table:table-cell table:formula="of:=[.G31]*60*60/1000" office:value-type="float" office:value="14.283036" calcext:value-type="float">
            <text:p>14.2830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 = </text:p>
          </table:table-cell>
          <table:table-cell office:value-type="float" office:value="3.89576" calcext:value-type="float">
            <text:p>3.89576</text:p>
          </table:table-cell>
          <table:table-cell table:formula="of:=[.G32]*60*60/1000" office:value-type="float" office:value="14.024736" calcext:value-type="float">
            <text:p>14.0247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ed = </text:p>
          </table:table-cell>
          <table:table-cell office:value-type="float" office:value="3.82251" calcext:value-type="float">
            <text:p>3.82251</text:p>
          </table:table-cell>
          <table:table-cell table:formula="of:=[.G33]*60*60/1000" office:value-type="float" office:value="13.761036" calcext:value-type="float">
            <text:p>13.7610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 = </text:p>
          </table:table-cell>
          <table:table-cell office:value-type="float" office:value="3.74776" calcext:value-type="float">
            <text:p>3.74776</text:p>
          </table:table-cell>
          <table:table-cell table:formula="of:=[.G34]*60*60/1000" office:value-type="float" office:value="13.491936" calcext:value-type="float">
            <text:p>13.4919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eed = </text:p>
          </table:table-cell>
          <table:table-cell office:value-type="float" office:value="3.67152" calcext:value-type="float">
            <text:p>3.67152</text:p>
          </table:table-cell>
          <table:table-cell table:formula="of:=[.G35]*60*60/1000" office:value-type="float" office:value="13.217472" calcext:value-type="float">
            <text:p>13.2174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eed = </text:p>
          </table:table-cell>
          <table:table-cell office:value-type="float" office:value="3.59378" calcext:value-type="float">
            <text:p>3.59378</text:p>
          </table:table-cell>
          <table:table-cell table:formula="of:=[.G36]*60*60/1000" office:value-type="float" office:value="12.937608" calcext:value-type="float">
            <text:p>12.9376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eed = </text:p>
          </table:table-cell>
          <table:table-cell office:value-type="float" office:value="3.51454" calcext:value-type="float">
            <text:p>3.51454</text:p>
          </table:table-cell>
          <table:table-cell table:formula="of:=[.G37]*60*60/1000" office:value-type="float" office:value="12.652344" calcext:value-type="float">
            <text:p>12.6523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eed = </text:p>
          </table:table-cell>
          <table:table-cell office:value-type="float" office:value="3.43381" calcext:value-type="float">
            <text:p>3.43381</text:p>
          </table:table-cell>
          <table:table-cell table:formula="of:=[.G38]*60*60/1000" office:value-type="float" office:value="12.361716" calcext:value-type="float">
            <text:p>12.3617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eed = </text:p>
          </table:table-cell>
          <table:table-cell office:value-type="float" office:value="3.35158" calcext:value-type="float">
            <text:p>3.35158</text:p>
          </table:table-cell>
          <table:table-cell table:formula="of:=[.G39]*60*60/1000" office:value-type="float" office:value="12.065688" calcext:value-type="float">
            <text:p>12.0656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ed = </text:p>
          </table:table-cell>
          <table:table-cell office:value-type="float" office:value="3.26785" calcext:value-type="float">
            <text:p>3.26785</text:p>
          </table:table-cell>
          <table:table-cell table:formula="of:=[.G40]*60*60/1000" office:value-type="float" office:value="11.76426" calcext:value-type="float">
            <text:p>11.7642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 = </text:p>
          </table:table-cell>
          <table:table-cell office:value-type="float" office:value="3.18262" calcext:value-type="float">
            <text:p>3.18262</text:p>
          </table:table-cell>
          <table:table-cell table:formula="of:=[.G41]*60*60/1000" office:value-type="float" office:value="11.457432" calcext:value-type="float">
            <text:p>11.45743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eed = </text:p>
          </table:table-cell>
          <table:table-cell office:value-type="float" office:value="3.0959" calcext:value-type="float">
            <text:p>3.0959</text:p>
          </table:table-cell>
          <table:table-cell table:formula="of:=[.G42]*60*60/1000" office:value-type="float" office:value="11.14524" calcext:value-type="float">
            <text:p>11.1452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eed = </text:p>
          </table:table-cell>
          <table:table-cell office:value-type="float" office:value="3.00767" calcext:value-type="float">
            <text:p>3.00767</text:p>
          </table:table-cell>
          <table:table-cell table:formula="of:=[.G43]*60*60/1000" office:value-type="float" office:value="10.827612" calcext:value-type="float">
            <text:p>10.8276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peed = </text:p>
          </table:table-cell>
          <table:table-cell office:value-type="float" office:value="2.91796" calcext:value-type="float">
            <text:p>2.91796</text:p>
          </table:table-cell>
          <table:table-cell table:formula="of:=[.G44]*60*60/1000" office:value-type="float" office:value="10.504656" calcext:value-type="float">
            <text:p>10.5046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peed = </text:p>
          </table:table-cell>
          <table:table-cell office:value-type="float" office:value="2.82674" calcext:value-type="float">
            <text:p>2.82674</text:p>
          </table:table-cell>
          <table:table-cell table:formula="of:=[.G45]*60*60/1000" office:value-type="float" office:value="10.176264" calcext:value-type="float">
            <text:p>10.17626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peed = </text:p>
          </table:table-cell>
          <table:table-cell office:value-type="float" office:value="2.73403" calcext:value-type="float">
            <text:p>2.73403</text:p>
          </table:table-cell>
          <table:table-cell table:formula="of:=[.G46]*60*60/1000" office:value-type="float" office:value="9.842508" calcext:value-type="float">
            <text:p>9.8425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peed = </text:p>
          </table:table-cell>
          <table:table-cell office:value-type="float" office:value="2.63981" calcext:value-type="float">
            <text:p>2.63981</text:p>
          </table:table-cell>
          <table:table-cell table:formula="of:=[.G47]*60*60/1000" office:value-type="float" office:value="9.503316" calcext:value-type="float">
            <text:p>9.5033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peed = </text:p>
          </table:table-cell>
          <table:table-cell office:value-type="float" office:value="2.54411" calcext:value-type="float">
            <text:p>2.54411</text:p>
          </table:table-cell>
          <table:table-cell table:formula="of:=[.G48]*60*60/1000" office:value-type="float" office:value="9.158796" calcext:value-type="float">
            <text:p>9.15879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peed = </text:p>
          </table:table-cell>
          <table:table-cell office:value-type="float" office:value="2.4469" calcext:value-type="float">
            <text:p>2.4469</text:p>
          </table:table-cell>
          <table:table-cell table:formula="of:=[.G49]*60*60/1000" office:value-type="float" office:value="8.80884" calcext:value-type="float">
            <text:p>8.808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eed = </text:p>
          </table:table-cell>
          <table:table-cell office:value-type="float" office:value="2.3482" calcext:value-type="float">
            <text:p>2.3482</text:p>
          </table:table-cell>
          <table:table-cell table:formula="of:=[.G50]*60*60/1000" office:value-type="float" office:value="8.45352" calcext:value-type="float">
            <text:p>8.4535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peed = </text:p>
          </table:table-cell>
          <table:table-cell office:value-type="float" office:value="2.248" calcext:value-type="float">
            <text:p>2.248</text:p>
          </table:table-cell>
          <table:table-cell table:formula="of:=[.G51]*60*60/1000" office:value-type="float" office:value="8.0928" calcext:value-type="float">
            <text:p>8.09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eed = </text:p>
          </table:table-cell>
          <table:table-cell office:value-type="float" office:value="2.1463" calcext:value-type="float">
            <text:p>2.1463</text:p>
          </table:table-cell>
          <table:table-cell table:formula="of:=[.G52]*60*60/1000" office:value-type="float" office:value="7.72668" calcext:value-type="float">
            <text:p>7.7266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peed = </text:p>
          </table:table-cell>
          <table:table-cell office:value-type="float" office:value="2.04311" calcext:value-type="float">
            <text:p>2.04311</text:p>
          </table:table-cell>
          <table:table-cell table:formula="of:=[.G53]*60*60/1000" office:value-type="float" office:value="7.355196" calcext:value-type="float">
            <text:p>7.35519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peed = </text:p>
          </table:table-cell>
          <table:table-cell office:value-type="float" office:value="1.93841" calcext:value-type="float">
            <text:p>1.93841</text:p>
          </table:table-cell>
          <table:table-cell table:formula="of:=[.G54]*60*60/1000" office:value-type="float" office:value="6.978276" calcext:value-type="float">
            <text:p>6.97827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eed = </text:p>
          </table:table-cell>
          <table:table-cell office:value-type="float" office:value="1.83223" calcext:value-type="float">
            <text:p>1.83223</text:p>
          </table:table-cell>
          <table:table-cell table:formula="of:=[.G55]*60*60/1000" office:value-type="float" office:value="6.596028" calcext:value-type="float">
            <text:p>6.5960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eed = </text:p>
          </table:table-cell>
          <table:table-cell office:value-type="float" office:value="1.72454" calcext:value-type="float">
            <text:p>1.72454</text:p>
          </table:table-cell>
          <table:table-cell table:formula="of:=[.G56]*60*60/1000" office:value-type="float" office:value="6.208344" calcext:value-type="float">
            <text:p>6.2083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peed = </text:p>
          </table:table-cell>
          <table:table-cell office:value-type="float" office:value="1.61536" calcext:value-type="float">
            <text:p>1.61536</text:p>
          </table:table-cell>
          <table:table-cell table:formula="of:=[.G57]*60*60/1000" office:value-type="float" office:value="5.815296" calcext:value-type="float">
            <text:p>5.81529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peed = </text:p>
          </table:table-cell>
          <table:table-cell office:value-type="float" office:value="1.50467" calcext:value-type="float">
            <text:p>1.50467</text:p>
          </table:table-cell>
          <table:table-cell table:formula="of:=[.G58]*60*60/1000" office:value-type="float" office:value="5.416812" calcext:value-type="float">
            <text:p>5.4168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eed = </text:p>
          </table:table-cell>
          <table:table-cell office:value-type="float" office:value="1.3925" calcext:value-type="float">
            <text:p>1.3925</text:p>
          </table:table-cell>
          <table:table-cell table:formula="of:=[.G59]*60*60/1000" office:value-type="float" office:value="5.013" calcext:value-type="float">
            <text:p>5.01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peed = </text:p>
          </table:table-cell>
          <table:table-cell office:value-type="float" office:value="1.27882" calcext:value-type="float">
            <text:p>1.27882</text:p>
          </table:table-cell>
          <table:table-cell table:formula="of:=[.G60]*60*60/1000" office:value-type="float" office:value="4.603752" calcext:value-type="float">
            <text:p>4.60375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peed = </text:p>
          </table:table-cell>
          <table:table-cell office:value-type="float" office:value="1.16365" calcext:value-type="float">
            <text:p>1.16365</text:p>
          </table:table-cell>
          <table:table-cell table:formula="of:=[.G61]*60*60/1000" office:value-type="float" office:value="4.18914" calcext:value-type="float">
            <text:p>4.1891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peed = </text:p>
          </table:table-cell>
          <table:table-cell office:value-type="float" office:value="1.04698" calcext:value-type="float">
            <text:p>1.04698</text:p>
          </table:table-cell>
          <table:table-cell table:formula="of:=[.G62]*60*60/1000" office:value-type="float" office:value="3.769128" calcext:value-type="float">
            <text:p>3.7691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peed = </text:p>
          </table:table-cell>
          <table:table-cell office:value-type="float" office:value="0.928808" calcext:value-type="float">
            <text:p>0.928808</text:p>
          </table:table-cell>
          <table:table-cell table:formula="of:=[.G63]*60*60/1000" office:value-type="float" office:value="3.3437088" calcext:value-type="float">
            <text:p>3.34370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peed = </text:p>
          </table:table-cell>
          <table:table-cell office:value-type="float" office:value="0.809143" calcext:value-type="float">
            <text:p>0.809143</text:p>
          </table:table-cell>
          <table:table-cell table:formula="of:=[.G64]*60*60/1000" office:value-type="float" office:value="2.9129148" calcext:value-type="float">
            <text:p>2.912914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peed = </text:p>
          </table:table-cell>
          <table:table-cell office:value-type="float" office:value="0.687981" calcext:value-type="float">
            <text:p>0.687981</text:p>
          </table:table-cell>
          <table:table-cell table:formula="of:=[.G65]*60*60/1000" office:value-type="float" office:value="2.4767316" calcext:value-type="float">
            <text:p>2.47673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peed = </text:p>
          </table:table-cell>
          <table:table-cell office:value-type="float" office:value="0.565321" calcext:value-type="float">
            <text:p>0.565321</text:p>
          </table:table-cell>
          <table:table-cell table:formula="of:=[.G66]*60*60/1000" office:value-type="float" office:value="2.0351556" calcext:value-type="float">
            <text:p>2.03515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eed = </text:p>
          </table:table-cell>
          <table:table-cell office:value-type="float" office:value="0.441164" calcext:value-type="float">
            <text:p>0.441164</text:p>
          </table:table-cell>
          <table:table-cell table:formula="of:=[.G67]*60*60/1000" office:value-type="float" office:value="1.5881904" calcext:value-type="float">
            <text:p>1.58819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peed = </text:p>
          </table:table-cell>
          <table:table-cell office:value-type="float" office:value="0.31551" calcext:value-type="float">
            <text:p>0.31551</text:p>
          </table:table-cell>
          <table:table-cell table:formula="of:=[.G68]*60*60/1000" office:value-type="float" office:value="1.135836" calcext:value-type="float">
            <text:p>1.1358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peed = </text:p>
          </table:table-cell>
          <table:table-cell office:value-type="float" office:value="0.188358" calcext:value-type="float">
            <text:p>0.188358</text:p>
          </table:table-cell>
          <table:table-cell table:formula="of:=[.G69]*60*60/1000" office:value-type="float" office:value="0.6780888" calcext:value-type="float">
            <text:p>0.67808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peed = </text:p>
          </table:table-cell>
          <table:table-cell office:value-type="float" office:value="0.0597092" calcext:value-type="float">
            <text:p>0.0597092</text:p>
          </table:table-cell>
          <table:table-cell table:formula="of:=[.G70]*60*60/1000" office:value-type="float" office:value="0.21495312" calcext:value-type="float">
            <text:p>0.214953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peed = </text:p>
          </table:table-cell>
          <table:table-cell office:value-type="float" office:value="-0.0704371" calcext:value-type="float">
            <text:p>-0.0704371</text:p>
          </table:table-cell>
          <table:table-cell table:formula="of:=[.G71]*60*60/1000" office:value-type="float" office:value="-0.25357356" calcext:value-type="float">
            <text:p>-0.253573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eed = </text:p>
          </table:table-cell>
          <table:table-cell office:value-type="float" office:value="-0.202081" calcext:value-type="float">
            <text:p>-0.202081</text:p>
          </table:table-cell>
          <table:table-cell table:formula="of:=[.G72]*60*60/1000" office:value-type="float" office:value="-0.7274916" calcext:value-type="float">
            <text:p>-0.72749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peed = </text:p>
          </table:table-cell>
          <table:table-cell office:value-type="float" office:value="-0.335222" calcext:value-type="float">
            <text:p>-0.335222</text:p>
          </table:table-cell>
          <table:table-cell table:formula="of:=[.G73]*60*60/1000" office:value-type="float" office:value="-1.2067992" calcext:value-type="float">
            <text:p>-1.206799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peed = </text:p>
          </table:table-cell>
          <table:table-cell office:value-type="float" office:value="-0.46986" calcext:value-type="float">
            <text:p>-0.46986</text:p>
          </table:table-cell>
          <table:table-cell table:formula="of:=[.G74]*60*60/1000" office:value-type="float" office:value="-1.691496" calcext:value-type="float">
            <text:p>-1.69149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 = </text:p>
          </table:table-cell>
          <table:table-cell office:value-type="float" office:value="-0.605995" calcext:value-type="float">
            <text:p>-0.605995</text:p>
          </table:table-cell>
          <table:table-cell table:formula="of:=[.G75]*60*60/1000" office:value-type="float" office:value="-2.181582" calcext:value-type="float">
            <text:p>-2.18158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peed = </text:p>
          </table:table-cell>
          <table:table-cell office:value-type="float" office:value="-0.743628" calcext:value-type="float">
            <text:p>-0.743628</text:p>
          </table:table-cell>
          <table:table-cell table:formula="of:=[.G76]*60*60/1000" office:value-type="float" office:value="-2.6770608" calcext:value-type="float">
            <text:p>-2.67706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peed = </text:p>
          </table:table-cell>
          <table:table-cell office:value-type="float" office:value="-0.882758" calcext:value-type="float">
            <text:p>-0.882758</text:p>
          </table:table-cell>
          <table:table-cell table:formula="of:=[.G77]*60*60/1000" office:value-type="float" office:value="-3.1779288" calcext:value-type="float">
            <text:p>-3.17792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 = </text:p>
          </table:table-cell>
          <table:table-cell office:value-type="float" office:value="-1.02339" calcext:value-type="float">
            <text:p>-1.02339</text:p>
          </table:table-cell>
          <table:table-cell table:formula="of:=[.G78]*60*60/1000" office:value-type="float" office:value="-3.684204" calcext:value-type="float">
            <text:p>-3.6842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peed = </text:p>
          </table:table-cell>
          <table:table-cell office:value-type="float" office:value="-1.16551" calcext:value-type="float">
            <text:p>-1.16551</text:p>
          </table:table-cell>
          <table:table-cell table:formula="of:=[.G79]*60*60/1000" office:value-type="float" office:value="-4.195836" calcext:value-type="float">
            <text:p>-4.1958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peed = </text:p>
          </table:table-cell>
          <table:table-cell office:value-type="float" office:value="-1.30913" calcext:value-type="float">
            <text:p>-1.30913</text:p>
          </table:table-cell>
          <table:table-cell table:formula="of:=[.G80]*60*60/1000" office:value-type="float" office:value="-4.712868" calcext:value-type="float">
            <text:p>-4.71286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peed = </text:p>
          </table:table-cell>
          <table:table-cell office:value-type="float" office:value="-1.45425" calcext:value-type="float">
            <text:p>-1.45425</text:p>
          </table:table-cell>
          <table:table-cell table:formula="of:=[.G81]*60*60/1000" office:value-type="float" office:value="-5.2353" calcext:value-type="float">
            <text:p>-5.2353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peed = </text:p>
          </table:table-cell>
          <table:table-cell office:value-type="float" office:value="-1.60087" calcext:value-type="float">
            <text:p>-1.60087</text:p>
          </table:table-cell>
          <table:table-cell table:formula="of:=[.G82]*60*60/1000" office:value-type="float" office:value="-5.763132" calcext:value-type="float">
            <text:p>-5.76313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peed = </text:p>
          </table:table-cell>
          <table:table-cell office:value-type="float" office:value="-1.74898" calcext:value-type="float">
            <text:p>-1.74898</text:p>
          </table:table-cell>
          <table:table-cell table:formula="of:=[.G83]*60*60/1000" office:value-type="float" office:value="-6.296328" calcext:value-type="float">
            <text:p>-6.2963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peed = </text:p>
          </table:table-cell>
          <table:table-cell office:value-type="float" office:value="-1.89859" calcext:value-type="float">
            <text:p>-1.89859</text:p>
          </table:table-cell>
          <table:table-cell table:formula="of:=[.G84]*60*60/1000" office:value-type="float" office:value="-6.834924" calcext:value-type="float">
            <text:p>-6.83492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peed = </text:p>
          </table:table-cell>
          <table:table-cell office:value-type="float" office:value="-2.0497" calcext:value-type="float">
            <text:p>-2.0497</text:p>
          </table:table-cell>
          <table:table-cell table:formula="of:=[.G85]*60*60/1000" office:value-type="float" office:value="-7.37892" calcext:value-type="float">
            <text:p>-7.3789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peed = </text:p>
          </table:table-cell>
          <table:table-cell office:value-type="float" office:value="-2.20231" calcext:value-type="float">
            <text:p>-2.20231</text:p>
          </table:table-cell>
          <table:table-cell table:formula="of:=[.G86]*60*60/1000" office:value-type="float" office:value="-7.928316" calcext:value-type="float">
            <text:p>-7.9283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peed = </text:p>
          </table:table-cell>
          <table:table-cell office:value-type="float" office:value="-2.35641" calcext:value-type="float">
            <text:p>-2.35641</text:p>
          </table:table-cell>
          <table:table-cell table:formula="of:=[.G87]*60*60/1000" office:value-type="float" office:value="-8.483076" calcext:value-type="float">
            <text:p>-8.48307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eed = </text:p>
          </table:table-cell>
          <table:table-cell office:value-type="float" office:value="-2.51201" calcext:value-type="float">
            <text:p>-2.51201</text:p>
          </table:table-cell>
          <table:table-cell table:formula="of:=[.G88]*60*60/1000" office:value-type="float" office:value="-9.043236" calcext:value-type="float">
            <text:p>-9.0432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peed = </text:p>
          </table:table-cell>
          <table:table-cell office:value-type="float" office:value="-2.66911" calcext:value-type="float">
            <text:p>-2.66911</text:p>
          </table:table-cell>
          <table:table-cell table:formula="of:=[.G89]*60*60/1000" office:value-type="float" office:value="-9.608796" calcext:value-type="float">
            <text:p>-9.60879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peed = </text:p>
          </table:table-cell>
          <table:table-cell office:value-type="float" office:value="-2.82771" calcext:value-type="float">
            <text:p>-2.82771</text:p>
          </table:table-cell>
          <table:table-cell table:formula="of:=[.G90]*60*60/1000" office:value-type="float" office:value="-10.179756" calcext:value-type="float">
            <text:p>-10.1797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peed = </text:p>
          </table:table-cell>
          <table:table-cell office:value-type="float" office:value="-2.9878" calcext:value-type="float">
            <text:p>-2.9878</text:p>
          </table:table-cell>
          <table:table-cell table:formula="of:=[.G91]*60*60/1000" office:value-type="float" office:value="-10.75608" calcext:value-type="float">
            <text:p>-10.756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ed = </text:p>
          </table:table-cell>
          <table:table-cell office:value-type="float" office:value="-3.14939" calcext:value-type="float">
            <text:p>-3.14939</text:p>
          </table:table-cell>
          <table:table-cell table:formula="of:=[.G92]*60*60/1000" office:value-type="float" office:value="-11.337804" calcext:value-type="float">
            <text:p>-11.3378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eed = </text:p>
          </table:table-cell>
          <table:table-cell office:value-type="float" office:value="-3.31248" calcext:value-type="float">
            <text:p>-3.31248</text:p>
          </table:table-cell>
          <table:table-cell table:formula="of:=[.G93]*60*60/1000" office:value-type="float" office:value="-11.924928" calcext:value-type="float">
            <text:p>-11.9249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peed = </text:p>
          </table:table-cell>
          <table:table-cell office:value-type="float" office:value="-3.47706" calcext:value-type="float">
            <text:p>-3.47706</text:p>
          </table:table-cell>
          <table:table-cell table:formula="of:=[.G94]*60*60/1000" office:value-type="float" office:value="-12.517416" calcext:value-type="float">
            <text:p>-12.5174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peed = </text:p>
          </table:table-cell>
          <table:table-cell office:value-type="float" office:value="-3.64314" calcext:value-type="float">
            <text:p>-3.64314</text:p>
          </table:table-cell>
          <table:table-cell table:formula="of:=[.G95]*60*60/1000" office:value-type="float" office:value="-13.115304" calcext:value-type="float">
            <text:p>-13.1153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peed = </text:p>
          </table:table-cell>
          <table:table-cell office:value-type="float" office:value="-3.81072" calcext:value-type="float">
            <text:p>-3.81072</text:p>
          </table:table-cell>
          <table:table-cell table:formula="of:=[.G96]*60*60/1000" office:value-type="float" office:value="-13.718592" calcext:value-type="float">
            <text:p>-13.71859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eed = </text:p>
          </table:table-cell>
          <table:table-cell office:value-type="float" office:value="-3.9798" calcext:value-type="float">
            <text:p>-3.9798</text:p>
          </table:table-cell>
          <table:table-cell table:formula="of:=[.G97]*60*60/1000" office:value-type="float" office:value="-14.32728" calcext:value-type="float">
            <text:p>-14.327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peed = </text:p>
          </table:table-cell>
          <table:table-cell office:value-type="float" office:value="-4.15037" calcext:value-type="float">
            <text:p>-4.15037</text:p>
          </table:table-cell>
          <table:table-cell table:formula="of:=[.G98]*60*60/1000" office:value-type="float" office:value="-14.941332" calcext:value-type="float">
            <text:p>-14.94133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peed = </text:p>
          </table:table-cell>
          <table:table-cell office:value-type="float" office:value="-4.32244" calcext:value-type="float">
            <text:p>-4.32244</text:p>
          </table:table-cell>
          <table:table-cell table:formula="of:=[.G99]*60*60/1000" office:value-type="float" office:value="-15.560784" calcext:value-type="float">
            <text:p>-15.5607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eed = </text:p>
          </table:table-cell>
          <table:table-cell office:value-type="float" office:value="-4.49601" calcext:value-type="float">
            <text:p>-4.49601</text:p>
          </table:table-cell>
          <table:table-cell table:formula="of:=[.G100]*60*60/1000" office:value-type="float" office:value="-16.185636" calcext:value-type="float">
            <text:p>-16.1856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peed = </text:p>
          </table:table-cell>
          <table:table-cell office:value-type="float" office:value="-4.67108" calcext:value-type="float">
            <text:p>-4.67108</text:p>
          </table:table-cell>
          <table:table-cell table:formula="of:=[.G101]*60*60/1000" office:value-type="float" office:value="-16.815888" calcext:value-type="float">
            <text:p>-16.8158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yness =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eed = </text:p>
          </table:table-cell>
          <table:table-cell office:value-type="float" office:value="-4.84764" calcext:value-type="float">
            <text:p>-4.84764</text:p>
          </table:table-cell>
          <table:table-cell table:formula="of:=[.G102]*60*60/1000" office:value-type="float" office:value="-17.451504" calcext:value-type="float">
            <text:p>-17.451504</text:p>
          </table:table-cell>
        </table:table-row>
      </table:table>
      <table:table table:name="var_dryness_2" table:style-name="ta2">
        <table:shapes>
          <draw:frame draw:z-index="0" draw:style-name="gr1" draw:text-style-name="P1" svg:width="160.19mm" svg:height="89.79mm" svg:x="265.14mm" svg:y="24.18mm">
            <loext:p draw:notify-on-update-of-ranges="var_dryness_2.E2:var_dryness_2.E102 var_dryness_2.G1:var_dryness_2.G1 var_dryness_2.G2:var_dryness_2.G10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0.19mm" svg:height="89.79mm" svg:x="266.66mm" svg:y="118.5mm">
            <loext:p draw:notify-on-update-of-ranges="var_dryness_2.E2:var_dryness_2.E102 var_dryness_2.H1:var_dryness_2.H1 var_dryness_2.H2:var_dryness_2.H10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2"/>
          <table:table-cell office:value-type="string" calcext:value-type="string">
            <text:p>Yield <text:s/>[t/ha]</text:p>
          </table:table-cell>
          <table:table-cell/>
          <table:table-cell office:value-type="string" calcext:value-type="string">
            <text:p>Dryness [%]</text:p>
          </table:table-cell>
          <table:table-cell/>
          <table:table-cell office:value-type="string" calcext:value-type="string">
            <text:p>Speed [m/s]</text:p>
          </table:table-cell>
          <table:table-cell office:value-type="string" calcext:value-type="string">
            <text:p>Speed [Km/h]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ed = </text:p>
          </table:table-cell>
          <table:table-cell office:value-type="float" office:value="8.29612" calcext:value-type="float">
            <text:p>8.29612</text:p>
          </table:table-cell>
          <table:table-cell table:formula="of:=[.G2]*60*60/1000" office:value-type="float" office:value="29.866032" calcext:value-type="float">
            <text:p>29.86603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 = </text:p>
          </table:table-cell>
          <table:table-cell office:value-type="float" office:value="8.26779" calcext:value-type="float">
            <text:p>8.26779</text:p>
          </table:table-cell>
          <table:table-cell table:formula="of:=[.G3]*60*60/1000" office:value-type="float" office:value="29.764044" calcext:value-type="float">
            <text:p>29.7640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ed = </text:p>
          </table:table-cell>
          <table:table-cell office:value-type="float" office:value="8.23796" calcext:value-type="float">
            <text:p>8.23796</text:p>
          </table:table-cell>
          <table:table-cell table:formula="of:=[.G4]*60*60/1000" office:value-type="float" office:value="29.656656" calcext:value-type="float">
            <text:p>29.6566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 = </text:p>
          </table:table-cell>
          <table:table-cell office:value-type="float" office:value="8.20664" calcext:value-type="float">
            <text:p>8.20664</text:p>
          </table:table-cell>
          <table:table-cell table:formula="of:=[.G5]*60*60/1000" office:value-type="float" office:value="29.543904" calcext:value-type="float">
            <text:p>29.5439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 = </text:p>
          </table:table-cell>
          <table:table-cell office:value-type="float" office:value="8.17382" calcext:value-type="float">
            <text:p>8.17382</text:p>
          </table:table-cell>
          <table:table-cell table:formula="of:=[.G6]*60*60/1000" office:value-type="float" office:value="29.425752" calcext:value-type="float">
            <text:p>29.42575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ed = </text:p>
          </table:table-cell>
          <table:table-cell office:value-type="float" office:value="8.1395" calcext:value-type="float">
            <text:p>8.1395</text:p>
          </table:table-cell>
          <table:table-cell table:formula="of:=[.G7]*60*60/1000" office:value-type="float" office:value="29.3022" calcext:value-type="float">
            <text:p>29.302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ed = </text:p>
          </table:table-cell>
          <table:table-cell office:value-type="float" office:value="8.10369" calcext:value-type="float">
            <text:p>8.10369</text:p>
          </table:table-cell>
          <table:table-cell table:formula="of:=[.G8]*60*60/1000" office:value-type="float" office:value="29.173284" calcext:value-type="float">
            <text:p>29.1732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ed = </text:p>
          </table:table-cell>
          <table:table-cell office:value-type="float" office:value="8.06637" calcext:value-type="float">
            <text:p>8.06637</text:p>
          </table:table-cell>
          <table:table-cell table:formula="of:=[.G9]*60*60/1000" office:value-type="float" office:value="29.038932" calcext:value-type="float">
            <text:p>29.03893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ed = </text:p>
          </table:table-cell>
          <table:table-cell office:value-type="float" office:value="8.02756" calcext:value-type="float">
            <text:p>8.02756</text:p>
          </table:table-cell>
          <table:table-cell table:formula="of:=[.G10]*60*60/1000" office:value-type="float" office:value="28.899216" calcext:value-type="float">
            <text:p>28.8992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ed = </text:p>
          </table:table-cell>
          <table:table-cell office:value-type="float" office:value="7.98726" calcext:value-type="float">
            <text:p>7.98726</text:p>
          </table:table-cell>
          <table:table-cell table:formula="of:=[.G11]*60*60/1000" office:value-type="float" office:value="28.754136" calcext:value-type="float">
            <text:p>28.7541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= </text:p>
          </table:table-cell>
          <table:table-cell office:value-type="float" office:value="7.94545" calcext:value-type="float">
            <text:p>7.94545</text:p>
          </table:table-cell>
          <table:table-cell table:formula="of:=[.G12]*60*60/1000" office:value-type="float" office:value="28.60362" calcext:value-type="float">
            <text:p>28.6036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ed = </text:p>
          </table:table-cell>
          <table:table-cell office:value-type="float" office:value="7.90215" calcext:value-type="float">
            <text:p>7.90215</text:p>
          </table:table-cell>
          <table:table-cell table:formula="of:=[.G13]*60*60/1000" office:value-type="float" office:value="28.44774" calcext:value-type="float">
            <text:p>28.4477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ed = </text:p>
          </table:table-cell>
          <table:table-cell office:value-type="float" office:value="7.85735" calcext:value-type="float">
            <text:p>7.85735</text:p>
          </table:table-cell>
          <table:table-cell table:formula="of:=[.G14]*60*60/1000" office:value-type="float" office:value="28.28646" calcext:value-type="float">
            <text:p>28.2864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eed = </text:p>
          </table:table-cell>
          <table:table-cell office:value-type="float" office:value="7.81105" calcext:value-type="float">
            <text:p>7.81105</text:p>
          </table:table-cell>
          <table:table-cell table:formula="of:=[.G15]*60*60/1000" office:value-type="float" office:value="28.11978" calcext:value-type="float">
            <text:p>28.1197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eed = </text:p>
          </table:table-cell>
          <table:table-cell office:value-type="float" office:value="7.76326" calcext:value-type="float">
            <text:p>7.76326</text:p>
          </table:table-cell>
          <table:table-cell table:formula="of:=[.G16]*60*60/1000" office:value-type="float" office:value="27.947736" calcext:value-type="float">
            <text:p>27.9477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 = </text:p>
          </table:table-cell>
          <table:table-cell office:value-type="float" office:value="7.71397" calcext:value-type="float">
            <text:p>7.71397</text:p>
          </table:table-cell>
          <table:table-cell table:formula="of:=[.G17]*60*60/1000" office:value-type="float" office:value="27.770292" calcext:value-type="float">
            <text:p>27.77029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 = </text:p>
          </table:table-cell>
          <table:table-cell office:value-type="float" office:value="7.66318" calcext:value-type="float">
            <text:p>7.66318</text:p>
          </table:table-cell>
          <table:table-cell table:formula="of:=[.G18]*60*60/1000" office:value-type="float" office:value="27.587448" calcext:value-type="float">
            <text:p>27.58744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 = </text:p>
          </table:table-cell>
          <table:table-cell office:value-type="float" office:value="7.61089" calcext:value-type="float">
            <text:p>7.61089</text:p>
          </table:table-cell>
          <table:table-cell table:formula="of:=[.G19]*60*60/1000" office:value-type="float" office:value="27.399204" calcext:value-type="float">
            <text:p>27.3992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eed = </text:p>
          </table:table-cell>
          <table:table-cell office:value-type="float" office:value="7.55711" calcext:value-type="float">
            <text:p>7.55711</text:p>
          </table:table-cell>
          <table:table-cell table:formula="of:=[.G20]*60*60/1000" office:value-type="float" office:value="27.205596" calcext:value-type="float">
            <text:p>27.20559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ed = </text:p>
          </table:table-cell>
          <table:table-cell office:value-type="float" office:value="7.50183" calcext:value-type="float">
            <text:p>7.50183</text:p>
          </table:table-cell>
          <table:table-cell table:formula="of:=[.G21]*60*60/1000" office:value-type="float" office:value="27.006588" calcext:value-type="float">
            <text:p>27.0065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ed = </text:p>
          </table:table-cell>
          <table:table-cell office:value-type="float" office:value="7.44505" calcext:value-type="float">
            <text:p>7.44505</text:p>
          </table:table-cell>
          <table:table-cell table:formula="of:=[.G22]*60*60/1000" office:value-type="float" office:value="26.80218" calcext:value-type="float">
            <text:p>26.8021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ed = </text:p>
          </table:table-cell>
          <table:table-cell office:value-type="float" office:value="7.38678" calcext:value-type="float">
            <text:p>7.38678</text:p>
          </table:table-cell>
          <table:table-cell table:formula="of:=[.G23]*60*60/1000" office:value-type="float" office:value="26.592408" calcext:value-type="float">
            <text:p>26.5924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eed = </text:p>
          </table:table-cell>
          <table:table-cell office:value-type="float" office:value="7.327" calcext:value-type="float">
            <text:p>7.327</text:p>
          </table:table-cell>
          <table:table-cell table:formula="of:=[.G24]*60*60/1000" office:value-type="float" office:value="26.3772" calcext:value-type="float">
            <text:p>26.37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ed = </text:p>
          </table:table-cell>
          <table:table-cell office:value-type="float" office:value="7.26573" calcext:value-type="float">
            <text:p>7.26573</text:p>
          </table:table-cell>
          <table:table-cell table:formula="of:=[.G25]*60*60/1000" office:value-type="float" office:value="26.156628" calcext:value-type="float">
            <text:p>26.1566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ed = </text:p>
          </table:table-cell>
          <table:table-cell office:value-type="float" office:value="7.20297" calcext:value-type="float">
            <text:p>7.20297</text:p>
          </table:table-cell>
          <table:table-cell table:formula="of:=[.G26]*60*60/1000" office:value-type="float" office:value="25.930692" calcext:value-type="float">
            <text:p>25.93069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ed = </text:p>
          </table:table-cell>
          <table:table-cell office:value-type="float" office:value="7.1387" calcext:value-type="float">
            <text:p>7.1387</text:p>
          </table:table-cell>
          <table:table-cell table:formula="of:=[.G27]*60*60/1000" office:value-type="float" office:value="25.69932" calcext:value-type="float">
            <text:p>25.6993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eed = </text:p>
          </table:table-cell>
          <table:table-cell office:value-type="float" office:value="7.07294" calcext:value-type="float">
            <text:p>7.07294</text:p>
          </table:table-cell>
          <table:table-cell table:formula="of:=[.G28]*60*60/1000" office:value-type="float" office:value="25.462584" calcext:value-type="float">
            <text:p>25.4625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eed = </text:p>
          </table:table-cell>
          <table:table-cell office:value-type="float" office:value="7.00568" calcext:value-type="float">
            <text:p>7.00568</text:p>
          </table:table-cell>
          <table:table-cell table:formula="of:=[.G29]*60*60/1000" office:value-type="float" office:value="25.220448" calcext:value-type="float">
            <text:p>25.22044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ed = </text:p>
          </table:table-cell>
          <table:table-cell office:value-type="float" office:value="6.93693" calcext:value-type="float">
            <text:p>6.93693</text:p>
          </table:table-cell>
          <table:table-cell table:formula="of:=[.G30]*60*60/1000" office:value-type="float" office:value="24.972948" calcext:value-type="float">
            <text:p>24.97294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peed = </text:p>
          </table:table-cell>
          <table:table-cell office:value-type="float" office:value="6.86667" calcext:value-type="float">
            <text:p>6.86667</text:p>
          </table:table-cell>
          <table:table-cell table:formula="of:=[.G31]*60*60/1000" office:value-type="float" office:value="24.720012" calcext:value-type="float">
            <text:p>24.7200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ed = </text:p>
          </table:table-cell>
          <table:table-cell office:value-type="float" office:value="6.79492" calcext:value-type="float">
            <text:p>6.79492</text:p>
          </table:table-cell>
          <table:table-cell table:formula="of:=[.G32]*60*60/1000" office:value-type="float" office:value="24.461712" calcext:value-type="float">
            <text:p>24.4617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ed = </text:p>
          </table:table-cell>
          <table:table-cell office:value-type="float" office:value="6.72167" calcext:value-type="float">
            <text:p>6.72167</text:p>
          </table:table-cell>
          <table:table-cell table:formula="of:=[.G33]*60*60/1000" office:value-type="float" office:value="24.198012" calcext:value-type="float">
            <text:p>24.1980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eed = </text:p>
          </table:table-cell>
          <table:table-cell office:value-type="float" office:value="6.64693" calcext:value-type="float">
            <text:p>6.64693</text:p>
          </table:table-cell>
          <table:table-cell table:formula="of:=[.G34]*60*60/1000" office:value-type="float" office:value="23.928948" calcext:value-type="float">
            <text:p>23.92894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peed = </text:p>
          </table:table-cell>
          <table:table-cell office:value-type="float" office:value="6.57068" calcext:value-type="float">
            <text:p>6.57068</text:p>
          </table:table-cell>
          <table:table-cell table:formula="of:=[.G35]*60*60/1000" office:value-type="float" office:value="23.654448" calcext:value-type="float">
            <text:p>23.65444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eed = </text:p>
          </table:table-cell>
          <table:table-cell office:value-type="float" office:value="6.49294" calcext:value-type="float">
            <text:p>6.49294</text:p>
          </table:table-cell>
          <table:table-cell table:formula="of:=[.G36]*60*60/1000" office:value-type="float" office:value="23.374584" calcext:value-type="float">
            <text:p>23.3745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eed = </text:p>
          </table:table-cell>
          <table:table-cell office:value-type="float" office:value="6.41371" calcext:value-type="float">
            <text:p>6.41371</text:p>
          </table:table-cell>
          <table:table-cell table:formula="of:=[.G37]*60*60/1000" office:value-type="float" office:value="23.089356" calcext:value-type="float">
            <text:p>23.0893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eed = </text:p>
          </table:table-cell>
          <table:table-cell office:value-type="float" office:value="6.33297" calcext:value-type="float">
            <text:p>6.33297</text:p>
          </table:table-cell>
          <table:table-cell table:formula="of:=[.G38]*60*60/1000" office:value-type="float" office:value="22.798692" calcext:value-type="float">
            <text:p>22.79869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eed = </text:p>
          </table:table-cell>
          <table:table-cell office:value-type="float" office:value="6.25074" calcext:value-type="float">
            <text:p>6.25074</text:p>
          </table:table-cell>
          <table:table-cell table:formula="of:=[.G39]*60*60/1000" office:value-type="float" office:value="22.502664" calcext:value-type="float">
            <text:p>22.50266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eed = </text:p>
          </table:table-cell>
          <table:table-cell office:value-type="float" office:value="6.16701" calcext:value-type="float">
            <text:p>6.16701</text:p>
          </table:table-cell>
          <table:table-cell table:formula="of:=[.G40]*60*60/1000" office:value-type="float" office:value="22.201236" calcext:value-type="float">
            <text:p>22.2012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eed = </text:p>
          </table:table-cell>
          <table:table-cell office:value-type="float" office:value="6.08178" calcext:value-type="float">
            <text:p>6.08178</text:p>
          </table:table-cell>
          <table:table-cell table:formula="of:=[.G41]*60*60/1000" office:value-type="float" office:value="21.894408" calcext:value-type="float">
            <text:p>21.8944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eed = </text:p>
          </table:table-cell>
          <table:table-cell office:value-type="float" office:value="5.99506" calcext:value-type="float">
            <text:p>5.99506</text:p>
          </table:table-cell>
          <table:table-cell table:formula="of:=[.G42]*60*60/1000" office:value-type="float" office:value="21.582216" calcext:value-type="float">
            <text:p>21.5822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eed = </text:p>
          </table:table-cell>
          <table:table-cell office:value-type="float" office:value="5.90684" calcext:value-type="float">
            <text:p>5.90684</text:p>
          </table:table-cell>
          <table:table-cell table:formula="of:=[.G43]*60*60/1000" office:value-type="float" office:value="21.264624" calcext:value-type="float">
            <text:p>21.26462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peed = </text:p>
          </table:table-cell>
          <table:table-cell office:value-type="float" office:value="5.81712" calcext:value-type="float">
            <text:p>5.81712</text:p>
          </table:table-cell>
          <table:table-cell table:formula="of:=[.G44]*60*60/1000" office:value-type="float" office:value="20.941632" calcext:value-type="float">
            <text:p>20.94163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peed = </text:p>
          </table:table-cell>
          <table:table-cell office:value-type="float" office:value="5.7259" calcext:value-type="float">
            <text:p>5.7259</text:p>
          </table:table-cell>
          <table:table-cell table:formula="of:=[.G45]*60*60/1000" office:value-type="float" office:value="20.61324" calcext:value-type="float">
            <text:p>20.6132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peed = </text:p>
          </table:table-cell>
          <table:table-cell office:value-type="float" office:value="5.63319" calcext:value-type="float">
            <text:p>5.63319</text:p>
          </table:table-cell>
          <table:table-cell table:formula="of:=[.G46]*60*60/1000" office:value-type="float" office:value="20.279484" calcext:value-type="float">
            <text:p>20.2794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peed = </text:p>
          </table:table-cell>
          <table:table-cell office:value-type="float" office:value="5.53898" calcext:value-type="float">
            <text:p>5.53898</text:p>
          </table:table-cell>
          <table:table-cell table:formula="of:=[.G47]*60*60/1000" office:value-type="float" office:value="19.940328" calcext:value-type="float">
            <text:p>19.9403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peed = </text:p>
          </table:table-cell>
          <table:table-cell office:value-type="float" office:value="5.44327" calcext:value-type="float">
            <text:p>5.44327</text:p>
          </table:table-cell>
          <table:table-cell table:formula="of:=[.G48]*60*60/1000" office:value-type="float" office:value="19.595772" calcext:value-type="float">
            <text:p>19.5957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peed = </text:p>
          </table:table-cell>
          <table:table-cell office:value-type="float" office:value="5.34606" calcext:value-type="float">
            <text:p>5.34606</text:p>
          </table:table-cell>
          <table:table-cell table:formula="of:=[.G49]*60*60/1000" office:value-type="float" office:value="19.245816" calcext:value-type="float">
            <text:p>19.2458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peed = </text:p>
          </table:table-cell>
          <table:table-cell office:value-type="float" office:value="5.24736" calcext:value-type="float">
            <text:p>5.24736</text:p>
          </table:table-cell>
          <table:table-cell table:formula="of:=[.G50]*60*60/1000" office:value-type="float" office:value="18.890496" calcext:value-type="float">
            <text:p>18.89049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peed = </text:p>
          </table:table-cell>
          <table:table-cell office:value-type="float" office:value="5.14716" calcext:value-type="float">
            <text:p>5.14716</text:p>
          </table:table-cell>
          <table:table-cell table:formula="of:=[.G51]*60*60/1000" office:value-type="float" office:value="18.529776" calcext:value-type="float">
            <text:p>18.52977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eed = </text:p>
          </table:table-cell>
          <table:table-cell office:value-type="float" office:value="5.04546" calcext:value-type="float">
            <text:p>5.04546</text:p>
          </table:table-cell>
          <table:table-cell table:formula="of:=[.G52]*60*60/1000" office:value-type="float" office:value="18.163656" calcext:value-type="float">
            <text:p>18.1636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peed = </text:p>
          </table:table-cell>
          <table:table-cell office:value-type="float" office:value="4.94227" calcext:value-type="float">
            <text:p>4.94227</text:p>
          </table:table-cell>
          <table:table-cell table:formula="of:=[.G53]*60*60/1000" office:value-type="float" office:value="17.792172" calcext:value-type="float">
            <text:p>17.7921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peed = </text:p>
          </table:table-cell>
          <table:table-cell office:value-type="float" office:value="4.83758" calcext:value-type="float">
            <text:p>4.83758</text:p>
          </table:table-cell>
          <table:table-cell table:formula="of:=[.G54]*60*60/1000" office:value-type="float" office:value="17.415288" calcext:value-type="float">
            <text:p>17.4152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eed = </text:p>
          </table:table-cell>
          <table:table-cell office:value-type="float" office:value="4.73139" calcext:value-type="float">
            <text:p>4.73139</text:p>
          </table:table-cell>
          <table:table-cell table:formula="of:=[.G55]*60*60/1000" office:value-type="float" office:value="17.033004" calcext:value-type="float">
            <text:p>17.0330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eed = </text:p>
          </table:table-cell>
          <table:table-cell office:value-type="float" office:value="4.6237" calcext:value-type="float">
            <text:p>4.6237</text:p>
          </table:table-cell>
          <table:table-cell table:formula="of:=[.G56]*60*60/1000" office:value-type="float" office:value="16.64532" calcext:value-type="float">
            <text:p>16.6453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peed = </text:p>
          </table:table-cell>
          <table:table-cell office:value-type="float" office:value="4.51452" calcext:value-type="float">
            <text:p>4.51452</text:p>
          </table:table-cell>
          <table:table-cell table:formula="of:=[.G57]*60*60/1000" office:value-type="float" office:value="16.252272" calcext:value-type="float">
            <text:p>16.2522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peed = </text:p>
          </table:table-cell>
          <table:table-cell office:value-type="float" office:value="4.40384" calcext:value-type="float">
            <text:p>4.40384</text:p>
          </table:table-cell>
          <table:table-cell table:formula="of:=[.G58]*60*60/1000" office:value-type="float" office:value="15.853824" calcext:value-type="float">
            <text:p>15.85382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peed = </text:p>
          </table:table-cell>
          <table:table-cell office:value-type="float" office:value="4.29166" calcext:value-type="float">
            <text:p>4.29166</text:p>
          </table:table-cell>
          <table:table-cell table:formula="of:=[.G59]*60*60/1000" office:value-type="float" office:value="15.449976" calcext:value-type="float">
            <text:p>15.44997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peed = </text:p>
          </table:table-cell>
          <table:table-cell office:value-type="float" office:value="4.17798" calcext:value-type="float">
            <text:p>4.17798</text:p>
          </table:table-cell>
          <table:table-cell table:formula="of:=[.G60]*60*60/1000" office:value-type="float" office:value="15.040728" calcext:value-type="float">
            <text:p>15.0407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peed = </text:p>
          </table:table-cell>
          <table:table-cell office:value-type="float" office:value="4.06281" calcext:value-type="float">
            <text:p>4.06281</text:p>
          </table:table-cell>
          <table:table-cell table:formula="of:=[.G61]*60*60/1000" office:value-type="float" office:value="14.626116" calcext:value-type="float">
            <text:p>14.6261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peed = </text:p>
          </table:table-cell>
          <table:table-cell office:value-type="float" office:value="3.94614" calcext:value-type="float">
            <text:p>3.94614</text:p>
          </table:table-cell>
          <table:table-cell table:formula="of:=[.G62]*60*60/1000" office:value-type="float" office:value="14.206104" calcext:value-type="float">
            <text:p>14.2061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peed = </text:p>
          </table:table-cell>
          <table:table-cell office:value-type="float" office:value="3.82797" calcext:value-type="float">
            <text:p>3.82797</text:p>
          </table:table-cell>
          <table:table-cell table:formula="of:=[.G63]*60*60/1000" office:value-type="float" office:value="13.780692" calcext:value-type="float">
            <text:p>13.78069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peed = </text:p>
          </table:table-cell>
          <table:table-cell office:value-type="float" office:value="3.70831" calcext:value-type="float">
            <text:p>3.70831</text:p>
          </table:table-cell>
          <table:table-cell table:formula="of:=[.G64]*60*60/1000" office:value-type="float" office:value="13.349916" calcext:value-type="float">
            <text:p>13.3499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peed = </text:p>
          </table:table-cell>
          <table:table-cell office:value-type="float" office:value="3.58714" calcext:value-type="float">
            <text:p>3.58714</text:p>
          </table:table-cell>
          <table:table-cell table:formula="of:=[.G65]*60*60/1000" office:value-type="float" office:value="12.913704" calcext:value-type="float">
            <text:p>12.9137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peed = </text:p>
          </table:table-cell>
          <table:table-cell office:value-type="float" office:value="3.46448" calcext:value-type="float">
            <text:p>3.46448</text:p>
          </table:table-cell>
          <table:table-cell table:formula="of:=[.G66]*60*60/1000" office:value-type="float" office:value="12.472128" calcext:value-type="float">
            <text:p>12.4721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peed = </text:p>
          </table:table-cell>
          <table:table-cell office:value-type="float" office:value="3.34033" calcext:value-type="float">
            <text:p>3.34033</text:p>
          </table:table-cell>
          <table:table-cell table:formula="of:=[.G67]*60*60/1000" office:value-type="float" office:value="12.025188" calcext:value-type="float">
            <text:p>12.0251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peed = </text:p>
          </table:table-cell>
          <table:table-cell office:value-type="float" office:value="3.21467" calcext:value-type="float">
            <text:p>3.21467</text:p>
          </table:table-cell>
          <table:table-cell table:formula="of:=[.G68]*60*60/1000" office:value-type="float" office:value="11.572812" calcext:value-type="float">
            <text:p>11.5728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peed = </text:p>
          </table:table-cell>
          <table:table-cell office:value-type="float" office:value="3.08752" calcext:value-type="float">
            <text:p>3.08752</text:p>
          </table:table-cell>
          <table:table-cell table:formula="of:=[.G69]*60*60/1000" office:value-type="float" office:value="11.115072" calcext:value-type="float">
            <text:p>11.1150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peed = </text:p>
          </table:table-cell>
          <table:table-cell office:value-type="float" office:value="2.95887" calcext:value-type="float">
            <text:p>2.95887</text:p>
          </table:table-cell>
          <table:table-cell table:formula="of:=[.G70]*60*60/1000" office:value-type="float" office:value="10.651932" calcext:value-type="float">
            <text:p>10.65193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peed = </text:p>
          </table:table-cell>
          <table:table-cell office:value-type="float" office:value="2.82873" calcext:value-type="float">
            <text:p>2.82873</text:p>
          </table:table-cell>
          <table:table-cell table:formula="of:=[.G71]*60*60/1000" office:value-type="float" office:value="10.183428" calcext:value-type="float">
            <text:p>10.18342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eed = </text:p>
          </table:table-cell>
          <table:table-cell office:value-type="float" office:value="2.69708" calcext:value-type="float">
            <text:p>2.69708</text:p>
          </table:table-cell>
          <table:table-cell table:formula="of:=[.G72]*60*60/1000" office:value-type="float" office:value="9.709488" calcext:value-type="float">
            <text:p>9.7094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peed = </text:p>
          </table:table-cell>
          <table:table-cell office:value-type="float" office:value="2.56394" calcext:value-type="float">
            <text:p>2.56394</text:p>
          </table:table-cell>
          <table:table-cell table:formula="of:=[.G73]*60*60/1000" office:value-type="float" office:value="9.230184" calcext:value-type="float">
            <text:p>9.2301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peed = </text:p>
          </table:table-cell>
          <table:table-cell office:value-type="float" office:value="2.4293" calcext:value-type="float">
            <text:p>2.4293</text:p>
          </table:table-cell>
          <table:table-cell table:formula="of:=[.G74]*60*60/1000" office:value-type="float" office:value="8.74548" calcext:value-type="float">
            <text:p>8.7454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peed = </text:p>
          </table:table-cell>
          <table:table-cell office:value-type="float" office:value="2.29317" calcext:value-type="float">
            <text:p>2.29317</text:p>
          </table:table-cell>
          <table:table-cell table:formula="of:=[.G75]*60*60/1000" office:value-type="float" office:value="8.255412" calcext:value-type="float">
            <text:p>8.25541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peed = </text:p>
          </table:table-cell>
          <table:table-cell office:value-type="float" office:value="2.15553" calcext:value-type="float">
            <text:p>2.15553</text:p>
          </table:table-cell>
          <table:table-cell table:formula="of:=[.G76]*60*60/1000" office:value-type="float" office:value="7.759908" calcext:value-type="float">
            <text:p>7.7599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peed = </text:p>
          </table:table-cell>
          <table:table-cell office:value-type="float" office:value="2.0164" calcext:value-type="float">
            <text:p>2.0164</text:p>
          </table:table-cell>
          <table:table-cell table:formula="of:=[.G77]*60*60/1000" office:value-type="float" office:value="7.25904" calcext:value-type="float">
            <text:p>7.2590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ed = </text:p>
          </table:table-cell>
          <table:table-cell office:value-type="float" office:value="1.87578" calcext:value-type="float">
            <text:p>1.87578</text:p>
          </table:table-cell>
          <table:table-cell table:formula="of:=[.G78]*60*60/1000" office:value-type="float" office:value="6.752808" calcext:value-type="float">
            <text:p>6.7528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peed = </text:p>
          </table:table-cell>
          <table:table-cell office:value-type="float" office:value="1.73365" calcext:value-type="float">
            <text:p>1.73365</text:p>
          </table:table-cell>
          <table:table-cell table:formula="of:=[.G79]*60*60/1000" office:value-type="float" office:value="6.24114" calcext:value-type="float">
            <text:p>6.2411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peed = </text:p>
          </table:table-cell>
          <table:table-cell office:value-type="float" office:value="1.59003" calcext:value-type="float">
            <text:p>1.59003</text:p>
          </table:table-cell>
          <table:table-cell table:formula="of:=[.G80]*60*60/1000" office:value-type="float" office:value="5.724108" calcext:value-type="float">
            <text:p>5.7241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peed = </text:p>
          </table:table-cell>
          <table:table-cell office:value-type="float" office:value="1.44491" calcext:value-type="float">
            <text:p>1.44491</text:p>
          </table:table-cell>
          <table:table-cell table:formula="of:=[.G81]*60*60/1000" office:value-type="float" office:value="5.201676" calcext:value-type="float">
            <text:p>5.20167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peed = </text:p>
          </table:table-cell>
          <table:table-cell office:value-type="float" office:value="1.29829" calcext:value-type="float">
            <text:p>1.29829</text:p>
          </table:table-cell>
          <table:table-cell table:formula="of:=[.G82]*60*60/1000" office:value-type="float" office:value="4.673844" calcext:value-type="float">
            <text:p>4.6738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peed = </text:p>
          </table:table-cell>
          <table:table-cell office:value-type="float" office:value="1.15018" calcext:value-type="float">
            <text:p>1.15018</text:p>
          </table:table-cell>
          <table:table-cell table:formula="of:=[.G83]*60*60/1000" office:value-type="float" office:value="4.140648" calcext:value-type="float">
            <text:p>4.14064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peed = </text:p>
          </table:table-cell>
          <table:table-cell office:value-type="float" office:value="1.00057" calcext:value-type="float">
            <text:p>1.00057</text:p>
          </table:table-cell>
          <table:table-cell table:formula="of:=[.G84]*60*60/1000" office:value-type="float" office:value="3.602052" calcext:value-type="float">
            <text:p>3.60205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peed = </text:p>
          </table:table-cell>
          <table:table-cell office:value-type="float" office:value="0.84946" calcext:value-type="float">
            <text:p>0.84946</text:p>
          </table:table-cell>
          <table:table-cell table:formula="of:=[.G85]*60*60/1000" office:value-type="float" office:value="3.058056" calcext:value-type="float">
            <text:p>3.0580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peed = </text:p>
          </table:table-cell>
          <table:table-cell office:value-type="float" office:value="0.696854" calcext:value-type="float">
            <text:p>0.696854</text:p>
          </table:table-cell>
          <table:table-cell table:formula="of:=[.G86]*60*60/1000" office:value-type="float" office:value="2.5086744" calcext:value-type="float">
            <text:p>2.50867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peed = </text:p>
          </table:table-cell>
          <table:table-cell office:value-type="float" office:value="0.542751" calcext:value-type="float">
            <text:p>0.542751</text:p>
          </table:table-cell>
          <table:table-cell table:formula="of:=[.G87]*60*60/1000" office:value-type="float" office:value="1.9539036" calcext:value-type="float">
            <text:p>1.953903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peed = </text:p>
          </table:table-cell>
          <table:table-cell office:value-type="float" office:value="0.38715" calcext:value-type="float">
            <text:p>0.38715</text:p>
          </table:table-cell>
          <table:table-cell table:formula="of:=[.G88]*60*60/1000" office:value-type="float" office:value="1.39374" calcext:value-type="float">
            <text:p>1.3937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peed = </text:p>
          </table:table-cell>
          <table:table-cell office:value-type="float" office:value="0.230052" calcext:value-type="float">
            <text:p>0.230052</text:p>
          </table:table-cell>
          <table:table-cell table:formula="of:=[.G89]*60*60/1000" office:value-type="float" office:value="0.8281872" calcext:value-type="float">
            <text:p>0.828187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peed = </text:p>
          </table:table-cell>
          <table:table-cell office:value-type="float" office:value="0.0714569" calcext:value-type="float">
            <text:p>0.0714569</text:p>
          </table:table-cell>
          <table:table-cell table:formula="of:=[.G90]*60*60/1000" office:value-type="float" office:value="0.25724484" calcext:value-type="float">
            <text:p>0.2572448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peed = </text:p>
          </table:table-cell>
          <table:table-cell office:value-type="float" office:value="-0.0886356" calcext:value-type="float">
            <text:p>-0.0886356</text:p>
          </table:table-cell>
          <table:table-cell table:formula="of:=[.G91]*60*60/1000" office:value-type="float" office:value="-0.31908816" calcext:value-type="float">
            <text:p>-0.3190881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ed = </text:p>
          </table:table-cell>
          <table:table-cell office:value-type="float" office:value="-0.250225" calcext:value-type="float">
            <text:p>-0.250225</text:p>
          </table:table-cell>
          <table:table-cell table:formula="of:=[.G92]*60*60/1000" office:value-type="float" office:value="-0.90081" calcext:value-type="float">
            <text:p>-0.90081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eed = </text:p>
          </table:table-cell>
          <table:table-cell office:value-type="float" office:value="-0.413313" calcext:value-type="float">
            <text:p>-0.413313</text:p>
          </table:table-cell>
          <table:table-cell table:formula="of:=[.G93]*60*60/1000" office:value-type="float" office:value="-1.4879268" calcext:value-type="float">
            <text:p>-1.487926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peed = </text:p>
          </table:table-cell>
          <table:table-cell office:value-type="float" office:value="-0.577897" calcext:value-type="float">
            <text:p>-0.577897</text:p>
          </table:table-cell>
          <table:table-cell table:formula="of:=[.G94]*60*60/1000" office:value-type="float" office:value="-2.0804292" calcext:value-type="float">
            <text:p>-2.0804292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peed = </text:p>
          </table:table-cell>
          <table:table-cell office:value-type="float" office:value="-0.743979" calcext:value-type="float">
            <text:p>-0.743979</text:p>
          </table:table-cell>
          <table:table-cell table:formula="of:=[.G95]*60*60/1000" office:value-type="float" office:value="-2.6783244" calcext:value-type="float">
            <text:p>-2.6783244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peed = </text:p>
          </table:table-cell>
          <table:table-cell office:value-type="float" office:value="-0.911558" calcext:value-type="float">
            <text:p>-0.911558</text:p>
          </table:table-cell>
          <table:table-cell table:formula="of:=[.G96]*60*60/1000" office:value-type="float" office:value="-3.2816088" calcext:value-type="float">
            <text:p>-3.281608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eed = </text:p>
          </table:table-cell>
          <table:table-cell office:value-type="float" office:value="-1.08063" calcext:value-type="float">
            <text:p>-1.08063</text:p>
          </table:table-cell>
          <table:table-cell table:formula="of:=[.G97]*60*60/1000" office:value-type="float" office:value="-3.890268" calcext:value-type="float">
            <text:p>-3.89026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peed = </text:p>
          </table:table-cell>
          <table:table-cell office:value-type="float" office:value="-1.25121" calcext:value-type="float">
            <text:p>-1.25121</text:p>
          </table:table-cell>
          <table:table-cell table:formula="of:=[.G98]*60*60/1000" office:value-type="float" office:value="-4.504356" calcext:value-type="float">
            <text:p>-4.50435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peed = </text:p>
          </table:table-cell>
          <table:table-cell office:value-type="float" office:value="-1.42328" calcext:value-type="float">
            <text:p>-1.42328</text:p>
          </table:table-cell>
          <table:table-cell table:formula="of:=[.G99]*60*60/1000" office:value-type="float" office:value="-5.123808" calcext:value-type="float">
            <text:p>-5.123808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eed = </text:p>
          </table:table-cell>
          <table:table-cell office:value-type="float" office:value="-1.59685" calcext:value-type="float">
            <text:p>-1.59685</text:p>
          </table:table-cell>
          <table:table-cell table:formula="of:=[.G100]*60*60/1000" office:value-type="float" office:value="-5.74866" calcext:value-type="float">
            <text:p>-5.7486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peed = </text:p>
          </table:table-cell>
          <table:table-cell office:value-type="float" office:value="-1.77191" calcext:value-type="float">
            <text:p>-1.77191</text:p>
          </table:table-cell>
          <table:table-cell table:formula="of:=[.G101]*60*60/1000" office:value-type="float" office:value="-6.378876" calcext:value-type="float">
            <text:p>-6.378876</text:p>
          </table:table-cell>
        </table:table-row>
        <table:table-row table:style-name="ro2">
          <table:table-cell/>
          <table:table-cell office:value-type="string" calcext:value-type="string">
            <text:p>yield =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yness =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eed = </text:p>
          </table:table-cell>
          <table:table-cell office:value-type="float" office:value="-1.94848" calcext:value-type="float">
            <text:p>-1.94848</text:p>
          </table:table-cell>
          <table:table-cell table:formula="of:=[.G102]*60*60/1000" office:value-type="float" office:value="-7.014528" calcext:value-type="float">
            <text:p>-7.014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0:56:03.834948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 Lingemann</meta:initial-creator>
    <meta:creation-date>2017-12-14T13:00:05</meta:creation-date>
    <dc:date>2018-07-05T16:58:30.777717141</dc:date>
    <meta:editing-duration>PT4H52M53S</meta:editing-duration>
    <meta:generator>LibreOffice/5.1.6.2$Linux_X86_64 LibreOffice_project/10m0$Build-2</meta:generator>
    <meta:editing-cycles>3</meta:editing-cycles>
    <meta:document-statistic meta:table-count="4" meta:cell-count="2447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8cm" xlink:href=".." xlink:type="simple" chart:class="chart:scatter" chart:style-name="ch1">
        <chart:legend chart:legend-position="end" svg:x="12.797cm" svg:y="4.191cm" style:legend-expansion="high" chart:style-name="ch2"/>
        <chart:plot-area chart:style-name="ch3" table:cell-range-address="var_yield.C2:var_yield.C102 var_yield.I1:var_yield.I102" chart:data-source-has-labels="row" svg:x="1.331cm" svg:y="0.179cm" svg:width="11.146cm" svg:height="7.641cm">
          <chartooo:coordinate-region svg:x="1.767cm" svg:y="0.378cm" svg:width="10.431cm" svg:height="6.795cm"/>
          <chart:axis chart:dimension="x" chart:name="primary-x" chart:style-name="ch4">
            <chart:title svg:x="6.106cm" svg:y="7.999cm" chart:style-name="ch5">
              <text:p>Yield [t/ha]</text:p>
            </chart:title>
          </chart:axis>
          <chart:axis chart:dimension="y" chart:name="primary-y" chart:style-name="ch4">
            <chart:title svg:x="0.451cm" svg:y="4.903cm" chart:style-name="ch6">
              <text:p>Speed [m/s]</text:p>
            </chart:title>
            <chart:grid chart:style-name="ch7" chart:class="major"/>
          </chart:axis>
          <chart:series chart:style-name="ch8" chart:values-cell-range-address="var_yield.I2:var_yield.I102" chart:label-cell-address="var_yield.I1:var_yield.I1" chart:class="chart:scatter">
            <chart:domain table:cell-range-address="var_yield.C2:var_yield.C102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eed [m/s]</text:p>
                <draw:g>
                  <svg:desc>var_yield.I1:var_yiel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ar_yield.C2:var_yield.C102</svg:desc>
                </draw:g>
              </table:table-cell>
              <table:table-cell office:value-type="float" office:value="7.25745">
                <text:p>7.25745</text:p>
                <draw:g>
                  <svg:desc>var_yield.I2:var_yield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06573">
                <text:p>7.06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87698">
                <text:p>6.87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69121">
                <text:p>6.69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50843">
                <text:p>6.50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32862">
                <text:p>6.32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15179">
                <text:p>6.15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97794">
                <text:p>5.97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.80707">
                <text:p>5.80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63918">
                <text:p>5.63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47427">
                <text:p>5.47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.31234">
                <text:p>5.31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.15339">
                <text:p>5.15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99742">
                <text:p>4.99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84442">
                <text:p>4.84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69441">
                <text:p>4.69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54738">
                <text:p>4.54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40332">
                <text:p>4.40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26225">
                <text:p>4.26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12415">
                <text:p>4.12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98903">
                <text:p>3.98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8569">
                <text:p>3.8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72774">
                <text:p>3.72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60156">
                <text:p>3.60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47836">
                <text:p>3.47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35814">
                <text:p>3.358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2409">
                <text:p>3.24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12664">
                <text:p>3.12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01536">
                <text:p>3.01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90706">
                <text:p>2.90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80174">
                <text:p>2.801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69939">
                <text:p>2.69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60003">
                <text:p>2.6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50364">
                <text:p>2.50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41024">
                <text:p>2.41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31981">
                <text:p>2.31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23237">
                <text:p>2.23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1479">
                <text:p>2.1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06641">
                <text:p>2.06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98791">
                <text:p>1.987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.91238">
                <text:p>1.91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.83983">
                <text:p>1.839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77026">
                <text:p>1.770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70367">
                <text:p>1.70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64006">
                <text:p>1.64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.57943">
                <text:p>1.579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52177">
                <text:p>1.52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4671">
                <text:p>1.46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41541">
                <text:p>1.41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36669">
                <text:p>1.366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32096">
                <text:p>1.320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2782">
                <text:p>1.27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23843">
                <text:p>1.23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20163">
                <text:p>1.20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16782">
                <text:p>1.16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13698">
                <text:p>1.136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10912">
                <text:p>1.10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08424">
                <text:p>1.08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06234">
                <text:p>1.062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04342">
                <text:p>1.043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02748">
                <text:p>1.02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01452">
                <text:p>1.014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00454">
                <text:p>1.00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97537">
                <text:p>0.9975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93515">
                <text:p>0.993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92471">
                <text:p>0.992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94407">
                <text:p>0.994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99323">
                <text:p>0.9993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.00722">
                <text:p>1.007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.01809">
                <text:p>1.018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.03195">
                <text:p>1.03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.04878">
                <text:p>1.048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06859">
                <text:p>1.068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.09138">
                <text:p>1.091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11715">
                <text:p>1.11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1459">
                <text:p>1.1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17763">
                <text:p>1.177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21234">
                <text:p>1.21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25003">
                <text:p>1.25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2907">
                <text:p>1.29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3435">
                <text:p>1.334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38098">
                <text:p>1.380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43058">
                <text:p>1.430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.48317">
                <text:p>1.483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53873">
                <text:p>1.538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.59728">
                <text:p>1.597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6588">
                <text:p>1.65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7233">
                <text:p>1.72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.79079">
                <text:p>1.790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86125">
                <text:p>1.86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.93469">
                <text:p>1.934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.01111">
                <text:p>2.01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.09051">
                <text:p>2.09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.17289">
                <text:p>2.172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.25825">
                <text:p>2.258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.34659">
                <text:p>2.34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.43791">
                <text:p>2.43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53221">
                <text:p>2.532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.62948">
                <text:p>2.629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.72974">
                <text:p>2.729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8cm" xlink:href=".." xlink:type="simple" chart:class="chart:scatter" chart:style-name="ch1">
        <chart:legend chart:legend-position="end" svg:x="12.559cm" svg:y="4.191cm" style:legend-expansion="high" chart:style-name="ch2"/>
        <chart:plot-area chart:style-name="ch3" table:cell-range-address="var_yield.C2:var_yield.C102 var_yield.J1:var_yield.J102" chart:data-source-has-labels="row" svg:x="1.331cm" svg:y="0.179cm" svg:width="10.908cm" svg:height="7.641cm">
          <chartooo:coordinate-region svg:x="1.952cm" svg:y="0.378cm" svg:width="10.007cm" svg:height="6.795cm"/>
          <chart:axis chart:dimension="x" chart:name="primary-x" chart:style-name="ch4">
            <chart:title svg:x="5.987cm" svg:y="7.999cm" chart:style-name="ch5">
              <text:p>Yield [t/ha]</text:p>
            </chart:title>
          </chart:axis>
          <chart:axis chart:dimension="y" chart:name="primary-y" chart:style-name="ch4">
            <chart:title svg:x="0.451cm" svg:y="5.022cm" chart:style-name="ch6">
              <text:p>Speed [Km/h]</text:p>
            </chart:title>
            <chart:grid chart:style-name="ch7" chart:class="major"/>
          </chart:axis>
          <chart:series chart:style-name="ch8" chart:values-cell-range-address="var_yield.J2:var_yield.J102" chart:label-cell-address="var_yield.J1:var_yield.J1" chart:class="chart:scatter">
            <chart:domain table:cell-range-address="var_yield.C2:var_yield.C102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eed [Km/h]</text:p>
                <draw:g>
                  <svg:desc>var_yield.J1:var_yiel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ar_yield.C2:var_yield.C102</svg:desc>
                </draw:g>
              </table:table-cell>
              <table:table-cell office:value-type="float" office:value="26.1268">
                <text:p>26.1268</text:p>
                <draw:g>
                  <svg:desc>var_yield.J2:var_yield.J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.4366">
                <text:p>25.4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.7571">
                <text:p>24.7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.0884">
                <text:p>24.0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3.4303">
                <text:p>23.4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.783">
                <text:p>22.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2.1465">
                <text:p>22.1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1.5206">
                <text:p>21.5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0.9055">
                <text:p>20.9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.3011">
                <text:p>20.3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.7074">
                <text:p>19.7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.1244">
                <text:p>19.1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.5522">
                <text:p>18.55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.9907">
                <text:p>17.9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.4399">
                <text:p>17.4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.8999">
                <text:p>16.8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.3706">
                <text:p>16.3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.852">
                <text:p>15.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.3441">
                <text:p>15.3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.8469">
                <text:p>14.84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.3605">
                <text:p>14.3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.8848">
                <text:p>13.8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.4199">
                <text:p>13.4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2.9656">
                <text:p>12.9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.5221">
                <text:p>12.5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.0893">
                <text:p>12.0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.6672">
                <text:p>11.66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.2559">
                <text:p>11.2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.8553">
                <text:p>10.8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.4654">
                <text:p>10.46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.0862">
                <text:p>10.0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.71781">
                <text:p>9.71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.3601">
                <text:p>9.36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.01312">
                <text:p>9.01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.67686">
                <text:p>8.67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.35133">
                <text:p>8.351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.03653">
                <text:p>8.03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.73245">
                <text:p>7.73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.43909">
                <text:p>7.43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.15646">
                <text:p>7.156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.88456">
                <text:p>6.88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.62338">
                <text:p>6.623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.37293">
                <text:p>6.37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.13321">
                <text:p>6.13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.90421">
                <text:p>5.90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.68593">
                <text:p>5.685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.47839">
                <text:p>5.47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.28157">
                <text:p>5.28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.09547">
                <text:p>5.09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.9201">
                <text:p>4.9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.75546">
                <text:p>4.755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.60154">
                <text:p>4.60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.45835">
                <text:p>4.45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.32588">
                <text:p>4.32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.20414">
                <text:p>4.204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.09312">
                <text:p>4.093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.99283">
                <text:p>3.99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.90327">
                <text:p>3.903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.82443">
                <text:p>3.82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.75632">
                <text:p>3.75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.69894">
                <text:p>3.69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.65228">
                <text:p>3.65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.61634">
                <text:p>3.61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.59113">
                <text:p>3.59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.57665">
                <text:p>3.57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5729">
                <text:p>3.57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.57987">
                <text:p>3.579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59756">
                <text:p>3.597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62598">
                <text:p>3.625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66513">
                <text:p>3.66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.7756">
                <text:p>3.77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.84693">
                <text:p>3.846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.92898">
                <text:p>3.928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.02175">
                <text:p>4.02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.12525">
                <text:p>4.12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.23948">
                <text:p>4.23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.36444">
                <text:p>4.36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.50012">
                <text:p>4.50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.64652">
                <text:p>4.64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.80365">
                <text:p>4.80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.97151">
                <text:p>4.97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.15009">
                <text:p>5.15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.3394">
                <text:p>5.33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.53944">
                <text:p>5.539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.7502">
                <text:p>5.75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.97168">
                <text:p>5.97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6.2039">
                <text:p>6.2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.44684">
                <text:p>6.446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.7005">
                <text:p>6.7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.96489">
                <text:p>6.964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.24001">
                <text:p>7.24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.52585">
                <text:p>7.52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7.82241">
                <text:p>7.822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.12971">
                <text:p>8.129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8.44773">
                <text:p>8.447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8.77647">
                <text:p>8.77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.11594">
                <text:p>9.115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.46614">
                <text:p>9.466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.82706">
                <text:p>9.82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8cm" xlink:href=".." xlink:type="simple" chart:class="chart:scatter" chart:style-name="ch1">
        <chart:legend chart:legend-position="end" svg:x="12.797cm" svg:y="4.191cm" style:legend-expansion="high" chart:style-name="ch2"/>
        <chart:plot-area chart:style-name="ch3" table:cell-range-address="var_dryness.E2:var_dryness.E102 var_dryness.G1:var_dryness.G102" chart:data-source-has-labels="row" svg:x="1.331cm" svg:y="0.179cm" svg:width="11.146cm" svg:height="7.641cm">
          <chartooo:coordinate-region svg:x="1.873cm" svg:y="0.378cm" svg:width="10.324cm" svg:height="7.243cm"/>
          <chart:axis chart:dimension="x" chart:name="primary-x" chart:style-name="ch4">
            <chart:title svg:x="5.987cm" svg:y="7.999cm" chart:style-name="ch5">
              <text:p>Dryness [%]</text:p>
            </chart:title>
          </chart:axis>
          <chart:axis chart:dimension="y" chart:name="primary-y" chart:style-name="ch4">
            <chart:title svg:x="0.451cm" svg:y="4.903cm" chart:style-name="ch6">
              <text:p>Speed [m/s]</text:p>
            </chart:title>
            <chart:grid chart:style-name="ch7" chart:class="major"/>
          </chart:axis>
          <chart:series chart:style-name="ch8" chart:values-cell-range-address="var_dryness.G2:var_dryness.G102" chart:label-cell-address="var_dryness.G1:var_dryness.G1" chart:class="chart:scatter">
            <chart:domain table:cell-range-address="var_dryness.E2:var_dryness.E102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 [m/s]</text:p>
                <draw:g>
                  <svg:desc>var_dryness.G1:var_drynes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ar_dryness.E2:var_dryness.E102</svg:desc>
                </draw:g>
              </table:table-cell>
              <table:table-cell office:value-type="float" office:value="5.39696">
                <text:p>5.39696</text:p>
                <draw:g>
                  <svg:desc>var_dryness.G2:var_dryness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36863">
                <text:p>5.36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3388">
                <text:p>5.3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30748">
                <text:p>5.30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27466">
                <text:p>5.27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24034">
                <text:p>5.24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.20452">
                <text:p>5.20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16721">
                <text:p>5.16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.1284">
                <text:p>5.1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08809">
                <text:p>5.08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04629">
                <text:p>5.046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.00299">
                <text:p>5.00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95819">
                <text:p>4.958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.91189">
                <text:p>4.91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.8641">
                <text:p>4.8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81481">
                <text:p>4.81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76402">
                <text:p>4.76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71173">
                <text:p>4.71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.65795">
                <text:p>4.65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60267">
                <text:p>4.60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.54589">
                <text:p>4.54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.48761">
                <text:p>4.48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.42784">
                <text:p>4.42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.36657">
                <text:p>4.366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.3038">
                <text:p>4.3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.23954">
                <text:p>4.239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.17378">
                <text:p>4.17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.10652">
                <text:p>4.10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.03776">
                <text:p>4.03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96751">
                <text:p>3.967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89576">
                <text:p>3.89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82251">
                <text:p>3.822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74776">
                <text:p>3.74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67152">
                <text:p>3.671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.59378">
                <text:p>3.59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51454">
                <text:p>3.51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43381">
                <text:p>3.43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35158">
                <text:p>3.35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26785">
                <text:p>3.26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18262">
                <text:p>3.18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0959">
                <text:p>3.09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00767">
                <text:p>3.00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91796">
                <text:p>2.917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82674">
                <text:p>2.826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73403">
                <text:p>2.73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63981">
                <text:p>2.63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54411">
                <text:p>2.54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4469">
                <text:p>2.4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3482">
                <text:p>2.3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1463">
                <text:p>2.1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04311">
                <text:p>2.04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93841">
                <text:p>1.93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83223">
                <text:p>1.83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72454">
                <text:p>1.724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61536">
                <text:p>1.615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.50467">
                <text:p>1.50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3925">
                <text:p>1.3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.27882">
                <text:p>1.278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16365">
                <text:p>1.163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04698">
                <text:p>1.04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28808">
                <text:p>0.9288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809143">
                <text:p>0.8091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687981">
                <text:p>0.687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65321">
                <text:p>0.5653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441164">
                <text:p>0.441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1551">
                <text:p>0.315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88358">
                <text:p>0.1883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597092">
                <text:p>0.05970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0704371">
                <text:p>-0.07043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202081">
                <text:p>-0.2020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335222">
                <text:p>-0.335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46986">
                <text:p>-0.469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605995">
                <text:p>-0.605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743628">
                <text:p>-0.7436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882758">
                <text:p>-0.882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02339">
                <text:p>-1.023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16551">
                <text:p>-1.16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30913">
                <text:p>-1.309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45425">
                <text:p>-1.45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60087">
                <text:p>-1.600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74898">
                <text:p>-1.748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89859">
                <text:p>-1.898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2.0497">
                <text:p>-2.0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2.20231">
                <text:p>-2.202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2.35641">
                <text:p>-2.356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2.51201">
                <text:p>-2.512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2.66911">
                <text:p>-2.66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2.82771">
                <text:p>-2.827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2.9878">
                <text:p>-2.98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3.14939">
                <text:p>-3.149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3.31248">
                <text:p>-3.312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3.47706">
                <text:p>-3.477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3.64314">
                <text:p>-3.64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3.81072">
                <text:p>-3.810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3.9798">
                <text:p>-3.9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.15037">
                <text:p>-4.150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4.32244">
                <text:p>-4.32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4.49601">
                <text:p>-4.496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4.67108">
                <text:p>-4.67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4.84764">
                <text:p>-4.84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8cm" xlink:href=".." xlink:type="simple" chart:class="chart:scatter" chart:style-name="ch1">
        <chart:legend chart:legend-position="end" svg:x="12.559cm" svg:y="4.191cm" style:legend-expansion="high" chart:style-name="ch2"/>
        <chart:plot-area chart:style-name="ch3" table:cell-range-address="var_dryness.E2:var_dryness.E102 var_dryness.H1:var_dryness.H102" chart:data-source-has-labels="row" svg:x="1.331cm" svg:y="0.179cm" svg:width="10.908cm" svg:height="7.641cm">
          <chartooo:coordinate-region svg:x="2.058cm" svg:y="0.378cm" svg:width="9.901cm" svg:height="7.243cm"/>
          <chart:axis chart:dimension="x" chart:name="primary-x" chart:style-name="ch4">
            <chart:title svg:x="5.868cm" svg:y="7.999cm" chart:style-name="ch5">
              <text:p>Dryness [%]</text:p>
            </chart:title>
          </chart:axis>
          <chart:axis chart:dimension="y" chart:name="primary-y" chart:style-name="ch4">
            <chart:title svg:x="0.451cm" svg:y="5.022cm" chart:style-name="ch6">
              <text:p>Speed [Km/h]</text:p>
            </chart:title>
            <chart:grid chart:style-name="ch7" chart:class="major"/>
          </chart:axis>
          <chart:series chart:style-name="ch8" chart:values-cell-range-address="var_dryness.H2:var_dryness.H102" chart:label-cell-address="var_dryness.H1:var_dryness.H1" chart:class="chart:scatter">
            <chart:domain table:cell-range-address="var_dryness.E2:var_dryness.E102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 [Km/h]</text:p>
                <draw:g>
                  <svg:desc>var_dryness.H1:var_drynes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ar_dryness.E2:var_dryness.E102</svg:desc>
                </draw:g>
              </table:table-cell>
              <table:table-cell office:value-type="float" office:value="19.429056">
                <text:p>19.429056</text:p>
                <draw:g>
                  <svg:desc>var_dryness.H2:var_dryness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327068">
                <text:p>19.3270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.21968">
                <text:p>19.21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.106928">
                <text:p>19.1069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.988776">
                <text:p>18.98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.865224">
                <text:p>18.865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.736272">
                <text:p>18.736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.601956">
                <text:p>18.601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8.46224">
                <text:p>18.46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.317124">
                <text:p>18.317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.166644">
                <text:p>18.166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.010764">
                <text:p>18.010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.849484">
                <text:p>17.849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7.682804">
                <text:p>17.682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.51076">
                <text:p>17.5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.333316">
                <text:p>17.333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.150472">
                <text:p>17.150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.962228">
                <text:p>16.962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.76862">
                <text:p>16.76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.569612">
                <text:p>16.569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.365204">
                <text:p>16.365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6.155396">
                <text:p>16.155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.940224">
                <text:p>15.940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5.719652">
                <text:p>15.719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.49368">
                <text:p>15.49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.262344">
                <text:p>15.262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5.025608">
                <text:p>15.025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.783472">
                <text:p>14.783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4.535936">
                <text:p>14.535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.283036">
                <text:p>14.283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4.024736">
                <text:p>14.024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.761036">
                <text:p>13.761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.491936">
                <text:p>13.4919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.217472">
                <text:p>13.2174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.937608">
                <text:p>12.937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.652344">
                <text:p>12.652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.361716">
                <text:p>12.36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.065688">
                <text:p>12.065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1.76426">
                <text:p>11.76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.457432">
                <text:p>11.457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.14524">
                <text:p>11.145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.827612">
                <text:p>10.827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.504656">
                <text:p>10.504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.176264">
                <text:p>10.176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.842508">
                <text:p>9.842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.503316">
                <text:p>9.503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9.158796">
                <text:p>9.158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.80884">
                <text:p>8.80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.45352">
                <text:p>8.45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.0928">
                <text:p>8.0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.72668">
                <text:p>7.726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.355196">
                <text:p>7.355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.978276">
                <text:p>6.978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.596028">
                <text:p>6.5960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.208344">
                <text:p>6.208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.815296">
                <text:p>5.8152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.416812">
                <text:p>5.416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.013">
                <text:p>5.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.603752">
                <text:p>4.603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.18914">
                <text:p>4.189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.769128">
                <text:p>3.769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.3437088">
                <text:p>3.34370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9129148">
                <text:p>2.9129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.4767316">
                <text:p>2.47673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.0351556">
                <text:p>2.0351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5881904">
                <text:p>1.58819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.135836">
                <text:p>1.135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6780888">
                <text:p>0.6780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1495312">
                <text:p>0.21495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25357356">
                <text:p>-0.25357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7274916">
                <text:p>-0.72749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2067992">
                <text:p>-1.20679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691496">
                <text:p>-1.6914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.181582">
                <text:p>-2.1815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.6770608">
                <text:p>-2.6770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3.1779288">
                <text:p>-3.17792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3.684204">
                <text:p>-3.684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4.195836">
                <text:p>-4.195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4.712868">
                <text:p>-4.7128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5.2353">
                <text:p>-5.23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5.763132">
                <text:p>-5.763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6.296328">
                <text:p>-6.2963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6.834924">
                <text:p>-6.8349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7.37892">
                <text:p>-7.378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7.928316">
                <text:p>-7.928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8.483076">
                <text:p>-8.483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9.043236">
                <text:p>-9.0432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9.608796">
                <text:p>-9.608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0.179756">
                <text:p>-10.179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0.75608">
                <text:p>-10.756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1.337804">
                <text:p>-11.3378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1.924928">
                <text:p>-11.9249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2.517416">
                <text:p>-12.5174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3.115304">
                <text:p>-13.1153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3.718592">
                <text:p>-13.718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4.32728">
                <text:p>-14.32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4.941332">
                <text:p>-14.941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5.560784">
                <text:p>-15.5607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6.185636">
                <text:p>-16.1856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6.815888">
                <text:p>-16.8158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7.451504">
                <text:p>-17.4515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8cm" xlink:href=".." xlink:type="simple" chart:class="chart:scatter" chart:style-name="ch1">
        <chart:legend chart:legend-position="end" svg:x="12.797cm" svg:y="4.191cm" style:legend-expansion="high" chart:style-name="ch2"/>
        <chart:plot-area chart:style-name="ch3" table:cell-range-address="var_dryness_2.E2:var_dryness_2.E102 var_dryness_2.G1:var_dryness_2.G102" chart:data-source-has-labels="row" svg:x="1.331cm" svg:y="0.179cm" svg:width="11.146cm" svg:height="7.641cm">
          <chartooo:coordinate-region svg:x="1.873cm" svg:y="0.297cm" svg:width="10.245cm" svg:height="7.242cm"/>
          <chart:axis chart:dimension="x" chart:name="primary-x" chart:style-name="ch4">
            <chart:title svg:x="5.987cm" svg:y="7.999cm" chart:style-name="ch5">
              <text:p>Dryness [%]</text:p>
            </chart:title>
          </chart:axis>
          <chart:axis chart:dimension="y" chart:name="primary-y" chart:style-name="ch4">
            <chart:title svg:x="0.451cm" svg:y="4.903cm" chart:style-name="ch6">
              <text:p>Speed [m/s]</text:p>
            </chart:title>
            <chart:grid chart:style-name="ch7" chart:class="major"/>
          </chart:axis>
          <chart:series chart:style-name="ch8" chart:values-cell-range-address="var_dryness_2.G2:var_dryness_2.G102" chart:label-cell-address="var_dryness_2.G1:var_dryness_2.G1" chart:class="chart:scatter">
            <chart:domain table:cell-range-address="var_dryness_2.E2:var_dryness_2.E102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 [m/s]</text:p>
                <draw:g>
                  <svg:desc>var_dryness_2.G1:var_dryness_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ar_dryness_2.E2:var_dryness_2.E102</svg:desc>
                </draw:g>
              </table:table-cell>
              <table:table-cell office:value-type="float" office:value="8.29612">
                <text:p>8.29612</text:p>
                <draw:g>
                  <svg:desc>var_dryness_2.G2:var_dryness_2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26779">
                <text:p>8.26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23796">
                <text:p>8.23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20664">
                <text:p>8.20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17382">
                <text:p>8.17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.1395">
                <text:p>8.1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10369">
                <text:p>8.10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06637">
                <text:p>8.06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02756">
                <text:p>8.02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98726">
                <text:p>7.98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94545">
                <text:p>7.94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90215">
                <text:p>7.90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.85735">
                <text:p>7.85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.81105">
                <text:p>7.81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.76326">
                <text:p>7.76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.71397">
                <text:p>7.71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66318">
                <text:p>7.66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.61089">
                <text:p>7.61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.55711">
                <text:p>7.55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50183">
                <text:p>7.50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.44505">
                <text:p>7.44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.38678">
                <text:p>7.386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.327">
                <text:p>7.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7.26573">
                <text:p>7.265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.20297">
                <text:p>7.20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.1387">
                <text:p>7.13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7.07294">
                <text:p>7.07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.00568">
                <text:p>7.005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.93693">
                <text:p>6.93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6.86667">
                <text:p>6.8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.79492">
                <text:p>6.794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.72167">
                <text:p>6.72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.64693">
                <text:p>6.64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6.57068">
                <text:p>6.570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.49294">
                <text:p>6.492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.41371">
                <text:p>6.4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.33297">
                <text:p>6.332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.25074">
                <text:p>6.25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.16701">
                <text:p>6.16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.08178">
                <text:p>6.08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.99506">
                <text:p>5.995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.90684">
                <text:p>5.906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.81712">
                <text:p>5.81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.7259">
                <text:p>5.72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.63319">
                <text:p>5.63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.53898">
                <text:p>5.53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.44327">
                <text:p>5.44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.34606">
                <text:p>5.346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.24736">
                <text:p>5.24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.14716">
                <text:p>5.147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.04546">
                <text:p>5.045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.94227">
                <text:p>4.94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.83758">
                <text:p>4.837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.73139">
                <text:p>4.73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.6237">
                <text:p>4.6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.51452">
                <text:p>4.51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.40384">
                <text:p>4.40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.29166">
                <text:p>4.29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.17798">
                <text:p>4.177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.06281">
                <text:p>4.06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.94614">
                <text:p>3.946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.82797">
                <text:p>3.827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.70831">
                <text:p>3.708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.58714">
                <text:p>3.587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.46448">
                <text:p>3.464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34033">
                <text:p>3.340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.21467">
                <text:p>3.214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08752">
                <text:p>3.087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95887">
                <text:p>2.958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.82873">
                <text:p>2.828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9708">
                <text:p>2.697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56394">
                <text:p>2.56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4293">
                <text:p>2.42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29317">
                <text:p>2.29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15553">
                <text:p>2.15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0164">
                <text:p>2.0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87578">
                <text:p>1.875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73365">
                <text:p>1.733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59003">
                <text:p>1.59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44491">
                <text:p>1.44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29829">
                <text:p>1.298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15018">
                <text:p>1.15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00057">
                <text:p>1.00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84946">
                <text:p>0.849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696854">
                <text:p>0.6968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42751">
                <text:p>0.542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8715">
                <text:p>0.38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30052">
                <text:p>0.2300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714569">
                <text:p>0.0714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0886356">
                <text:p>-0.08863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250225">
                <text:p>-0.250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413313">
                <text:p>-0.4133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577897">
                <text:p>-0.577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743979">
                <text:p>-0.7439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911558">
                <text:p>-0.911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08063">
                <text:p>-1.08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25121">
                <text:p>-1.251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42328">
                <text:p>-1.423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59685">
                <text:p>-1.596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77191">
                <text:p>-1.771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94848">
                <text:p>-1.948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8cm" xlink:href=".." xlink:type="simple" chart:class="chart:scatter" chart:style-name="ch1">
        <chart:legend chart:legend-position="end" svg:x="12.559cm" svg:y="4.191cm" style:legend-expansion="high" chart:style-name="ch2"/>
        <chart:plot-area chart:style-name="ch3" table:cell-range-address="var_dryness_2.E2:var_dryness_2.E102 var_dryness_2.H1:var_dryness_2.H102" chart:data-source-has-labels="row" svg:x="1.331cm" svg:y="0.179cm" svg:width="10.908cm" svg:height="7.641cm">
          <chartooo:coordinate-region svg:x="2.058cm" svg:y="0.378cm" svg:width="9.901cm" svg:height="7.243cm"/>
          <chart:axis chart:dimension="x" chart:name="primary-x" chart:style-name="ch4">
            <chart:title svg:x="5.868cm" svg:y="7.999cm" chart:style-name="ch5">
              <text:p>Dryness [%]</text:p>
            </chart:title>
          </chart:axis>
          <chart:axis chart:dimension="y" chart:name="primary-y" chart:style-name="ch4">
            <chart:title svg:x="0.451cm" svg:y="5.022cm" chart:style-name="ch6">
              <text:p>Speed [Km/h]</text:p>
            </chart:title>
            <chart:grid chart:style-name="ch7" chart:class="major"/>
          </chart:axis>
          <chart:series chart:style-name="ch8" chart:values-cell-range-address="var_dryness_2.H2:var_dryness_2.H102" chart:label-cell-address="var_dryness_2.H1:var_dryness_2.H1" chart:class="chart:scatter">
            <chart:domain table:cell-range-address="var_dryness_2.E2:var_dryness_2.E102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 [Km/h]</text:p>
                <draw:g>
                  <svg:desc>var_dryness_2.H1:var_dryness_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ar_dryness_2.E2:var_dryness_2.E102</svg:desc>
                </draw:g>
              </table:table-cell>
              <table:table-cell office:value-type="float" office:value="29.866032">
                <text:p>29.866032</text:p>
                <draw:g>
                  <svg:desc>var_dryness_2.H2:var_dryness_2.H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9.764044">
                <text:p>29.764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9.656656">
                <text:p>29.656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9.543904">
                <text:p>29.543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9.425752">
                <text:p>29.425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9.3022">
                <text:p>29.3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9.173284">
                <text:p>29.173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9.038932">
                <text:p>29.038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8.899216">
                <text:p>28.899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8.754136">
                <text:p>28.754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8.60362">
                <text:p>28.6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.44774">
                <text:p>28.44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8.28646">
                <text:p>28.28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8.11978">
                <text:p>28.11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7.947736">
                <text:p>27.9477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7.770292">
                <text:p>27.770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7.587448">
                <text:p>27.587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7.399204">
                <text:p>27.399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.205596">
                <text:p>27.2055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7.006588">
                <text:p>27.006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6.80218">
                <text:p>26.80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6.592408">
                <text:p>26.592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6.3772">
                <text:p>26.3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.156628">
                <text:p>26.1566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.930692">
                <text:p>25.930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.69932">
                <text:p>25.69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.462584">
                <text:p>25.462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.220448">
                <text:p>25.2204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.972948">
                <text:p>24.9729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.720012">
                <text:p>24.720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.461712">
                <text:p>24.461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.198012">
                <text:p>24.198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3.928948">
                <text:p>23.928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.654448">
                <text:p>23.654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3.374584">
                <text:p>23.374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3.089356">
                <text:p>23.089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2.798692">
                <text:p>22.798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.502664">
                <text:p>22.502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2.201236">
                <text:p>22.201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1.894408">
                <text:p>21.8944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1.582216">
                <text:p>21.582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.264624">
                <text:p>21.2646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0.941632">
                <text:p>20.9416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0.61324">
                <text:p>20.61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0.279484">
                <text:p>20.279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9.940328">
                <text:p>19.9403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.595772">
                <text:p>19.595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.245816">
                <text:p>19.245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.890496">
                <text:p>18.890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8.529776">
                <text:p>18.5297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8.163656">
                <text:p>18.163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.792172">
                <text:p>17.792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7.415288">
                <text:p>17.415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033004">
                <text:p>17.03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64532">
                <text:p>16.64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6.252272">
                <text:p>16.2522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.853824">
                <text:p>15.853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5.449976">
                <text:p>15.4499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5.040728">
                <text:p>15.0407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.626116">
                <text:p>14.6261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.206104">
                <text:p>14.206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.780692">
                <text:p>13.780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.349916">
                <text:p>13.3499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.913704">
                <text:p>12.9137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.472128">
                <text:p>12.472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.025188">
                <text:p>12.025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.572812">
                <text:p>11.572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.115072">
                <text:p>11.1150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.651932">
                <text:p>10.6519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.183428">
                <text:p>10.1834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.709488">
                <text:p>9.7094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.230184">
                <text:p>9.230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.74548">
                <text:p>8.74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.255412">
                <text:p>8.2554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.759908">
                <text:p>7.7599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.25904">
                <text:p>7.259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.752808">
                <text:p>6.752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.24114">
                <text:p>6.24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.724108">
                <text:p>5.7241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.201676">
                <text:p>5.201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.673844">
                <text:p>4.673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.140648">
                <text:p>4.140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602052">
                <text:p>3.602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.058056">
                <text:p>3.058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5086744">
                <text:p>2.5086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.9539036">
                <text:p>1.9539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.39374">
                <text:p>1.393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8281872">
                <text:p>0.82818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5724484">
                <text:p>0.257244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31908816">
                <text:p>-0.31908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90081">
                <text:p>-0.900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4879268">
                <text:p>-1.4879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2.0804292">
                <text:p>-2.0804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2.6783244">
                <text:p>-2.6783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3.2816088">
                <text:p>-3.2816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3.890268">
                <text:p>-3.8902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.504356">
                <text:p>-4.504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5.123808">
                <text:p>-5.1238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5.74866">
                <text:p>-5.748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6.378876">
                <text:p>-6.3788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7.014528">
                <text:p>-7.0145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